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8.75pt" style:font-size-complex="10p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paragraph-rsid="0014ec36" style:font-weight-asian="bold" style:font-weight-complex="bold"/>
    </style:style>
    <style:style style:name="P4" style:family="paragraph" style:parent-style-name="Standard">
      <style:paragraph-properties fo:text-align="center" style:justify-single-word="false"/>
      <style:text-properties fo:font-weight="bold" officeooo:paragraph-rsid="00169bb6" style:font-weight-asian="bold" style:font-weight-complex="bold"/>
    </style:style>
    <style:style style:name="P5" style:family="paragraph" style:parent-style-name="Standard">
      <style:paragraph-properties fo:text-align="center" style:justify-single-word="false"/>
      <style:text-properties fo:font-weight="bold" officeooo:paragraph-rsid="0019babd" style:font-weight-asian="bold" style:font-weight-complex="bold"/>
    </style:style>
    <style:style style:name="P6" style:family="paragraph" style:parent-style-name="Standard">
      <style:paragraph-properties fo:text-align="start" style:justify-single-word="false"/>
      <style:text-properties fo:font-weight="bold" officeooo:paragraph-rsid="0014ec36"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69bb6"/>
    </style:style>
    <style:style style:name="P9" style:family="paragraph" style:parent-style-name="Standard" style:list-style-name="L1">
      <style:paragraph-properties fo:text-align="justify" style:justify-single-word="false"/>
      <style:text-properties officeooo:paragraph-rsid="00169bb6"/>
    </style:style>
    <style:style style:name="P10" style:family="paragraph" style:parent-style-name="Standard" style:list-style-name="L1">
      <style:paragraph-properties fo:text-align="justify" style:justify-single-word="false"/>
      <style:text-properties officeooo:paragraph-rsid="001c519f"/>
    </style:style>
    <style:style style:name="P11" style:family="paragraph" style:parent-style-name="Standard">
      <style:paragraph-properties fo:text-align="justify" style:justify-single-word="false"/>
      <style:text-properties officeooo:paragraph-rsid="0014ec36"/>
    </style:style>
    <style:style style:name="P12" style:family="paragraph" style:parent-style-name="Standard" style:list-style-name="L3">
      <style:paragraph-properties fo:text-align="justify" style:justify-single-word="false"/>
      <style:text-properties officeooo:paragraph-rsid="0017cf16"/>
    </style:style>
    <style:style style:name="P13" style:family="paragraph" style:parent-style-name="Standard">
      <style:paragraph-properties fo:text-align="justify" style:justify-single-word="false"/>
      <style:text-properties officeooo:paragraph-rsid="001c519f"/>
    </style:style>
    <style:style style:name="P14" style:family="paragraph" style:parent-style-name="Standard" style:list-style-name="L12">
      <style:paragraph-properties fo:text-align="justify" style:justify-single-word="false"/>
    </style:style>
    <style:style style:name="P15" style:family="paragraph" style:parent-style-name="Standard" style:list-style-name="L20">
      <style:paragraph-properties fo:text-align="justify" style:justify-single-word="false"/>
      <style:text-properties officeooo:paragraph-rsid="0021ad04"/>
    </style:style>
    <style:style style:name="P16" style:family="paragraph" style:parent-style-name="Standard" style:list-style-name="L23">
      <style:paragraph-properties fo:text-align="justify" style:justify-single-word="false"/>
      <style:text-properties officeooo:paragraph-rsid="00235419"/>
    </style:style>
    <style:style style:name="P17" style:family="paragraph" style:parent-style-name="Standard" style:list-style-name="L25">
      <style:paragraph-properties fo:text-align="justify" style:justify-single-word="false"/>
      <style:text-properties officeooo:paragraph-rsid="00235419"/>
    </style:style>
    <style:style style:name="P18" style:family="paragraph" style:parent-style-name="Standard" style:list-style-name="L28">
      <style:paragraph-properties fo:text-align="justify" style:justify-single-word="false"/>
      <style:text-properties officeooo:paragraph-rsid="00235419"/>
    </style:style>
    <style:style style:name="P19" style:family="paragraph" style:parent-style-name="Standard" style:list-style-name="L29">
      <style:paragraph-properties fo:text-align="justify" style:justify-single-word="false"/>
      <style:text-properties officeooo:paragraph-rsid="00235419"/>
    </style:style>
    <style:style style:name="P20" style:family="paragraph" style:parent-style-name="Standard" style:list-style-name="L31">
      <style:paragraph-properties fo:text-align="justify" style:justify-single-word="false"/>
      <style:text-properties officeooo:paragraph-rsid="00254cfd"/>
    </style:style>
    <style:style style:name="P21" style:family="paragraph" style:parent-style-name="Standard">
      <style:paragraph-properties fo:text-align="start" style:justify-single-word="false"/>
      <style:text-properties fo:font-weight="normal" officeooo:paragraph-rsid="0014ec36" style:font-weight-asian="normal" style:font-weight-complex="normal"/>
    </style:style>
    <style:style style:name="P22" style:family="paragraph" style:parent-style-name="Standard">
      <style:paragraph-properties fo:text-align="start" style:justify-single-word="false"/>
      <style:text-properties fo:font-weight="normal" officeooo:paragraph-rsid="00169bb6" style:font-weight-asian="normal" style:font-weight-complex="normal"/>
    </style:style>
    <style:style style:name="P23" style:family="paragraph" style:parent-style-name="Standard">
      <style:paragraph-properties fo:text-align="justify" style:justify-single-word="false"/>
      <style:text-properties fo:font-weight="normal" officeooo:paragraph-rsid="0014ec36" style:font-weight-asian="normal" style:font-weight-complex="normal"/>
    </style:style>
    <style:style style:name="P24" style:family="paragraph" style:parent-style-name="Standard">
      <style:paragraph-properties fo:text-align="justify" style:justify-single-word="false"/>
      <style:text-properties fo:font-weight="normal" officeooo:paragraph-rsid="00169bb6" style:font-weight-asian="normal" style:font-weight-complex="normal"/>
    </style:style>
    <style:style style:name="P25" style:family="paragraph" style:parent-style-name="Standard" style:list-style-name="L2">
      <style:paragraph-properties fo:text-align="justify" style:justify-single-word="false"/>
      <style:text-properties fo:font-weight="normal" officeooo:paragraph-rsid="00169bb6" style:font-weight-asian="normal" style:font-weight-complex="normal"/>
    </style:style>
    <style:style style:name="P26" style:family="paragraph" style:parent-style-name="Standard">
      <style:paragraph-properties fo:text-align="justify" style:justify-single-word="false"/>
      <style:text-properties fo:font-weight="normal" officeooo:paragraph-rsid="0017cf16" style:font-weight-asian="normal" style:font-weight-complex="normal"/>
    </style:style>
    <style:style style:name="P27" style:family="paragraph" style:parent-style-name="Standard" style:list-style-name="L3">
      <style:paragraph-properties fo:text-align="justify" style:justify-single-word="false"/>
      <style:text-properties fo:font-weight="normal" officeooo:paragraph-rsid="0017cf16" style:font-weight-asian="normal" style:font-weight-complex="normal"/>
    </style:style>
    <style:style style:name="P28" style:family="paragraph" style:parent-style-name="Standard" style:list-style-name="L4">
      <style:paragraph-properties fo:text-align="justify" style:justify-single-word="false"/>
      <style:text-properties fo:font-weight="normal" officeooo:paragraph-rsid="0017cf16" style:font-weight-asian="normal" style:font-weight-complex="normal"/>
    </style:style>
    <style:style style:name="P29" style:family="paragraph" style:parent-style-name="Standard">
      <style:paragraph-properties fo:text-align="justify" style:justify-single-word="false"/>
      <style:text-properties fo:font-weight="normal" officeooo:paragraph-rsid="0019babd" style:font-weight-asian="normal" style:font-weight-complex="normal"/>
    </style:style>
    <style:style style:name="P30" style:family="paragraph" style:parent-style-name="Standard" style:list-style-name="L6">
      <style:paragraph-properties fo:text-align="justify" style:justify-single-word="false"/>
      <style:text-properties fo:font-weight="normal" officeooo:paragraph-rsid="0019babd" style:font-weight-asian="normal" style:font-weight-complex="normal"/>
    </style:style>
    <style:style style:name="P31" style:family="paragraph" style:parent-style-name="Standard">
      <style:paragraph-properties fo:text-align="justify" style:justify-single-word="false"/>
      <style:text-properties fo:font-weight="normal" officeooo:paragraph-rsid="001b62dc" style:font-weight-asian="normal" style:font-weight-complex="normal"/>
    </style:style>
    <style:style style:name="P32" style:family="paragraph" style:parent-style-name="Standard" style:list-style-name="L7">
      <style:paragraph-properties fo:text-align="justify" style:justify-single-word="false"/>
      <style:text-properties fo:font-weight="normal" officeooo:paragraph-rsid="001b62dc" style:font-weight-asian="normal" style:font-weight-complex="normal"/>
    </style:style>
    <style:style style:name="P33" style:family="paragraph" style:parent-style-name="Standard" style:list-style-name="L8">
      <style:paragraph-properties fo:text-align="justify" style:justify-single-word="false"/>
      <style:text-properties fo:font-style="normal" officeooo:paragraph-rsid="001c519f" style:font-style-asian="normal" style:font-style-complex="normal"/>
    </style:style>
    <style:style style:name="P34" style:family="paragraph" style:parent-style-name="Standard" style:list-style-name="L9">
      <style:paragraph-properties fo:text-align="justify" style:justify-single-word="false"/>
      <style:text-properties fo:font-style="normal" officeooo:paragraph-rsid="001da699" style:font-style-asian="normal" style:font-style-complex="normal"/>
    </style:style>
    <style:style style:name="P35" style:family="paragraph" style:parent-style-name="Standard" style:list-style-name="L10">
      <style:paragraph-properties fo:text-align="justify" style:justify-single-word="false"/>
      <style:text-properties fo:font-style="normal" officeooo:paragraph-rsid="001da699" style:font-style-asian="normal" style:font-style-complex="normal"/>
    </style:style>
    <style:style style:name="P36" style:family="paragraph" style:parent-style-name="Standard" style:list-style-name="L11">
      <style:paragraph-properties fo:text-align="justify" style:justify-single-word="false"/>
      <style:text-properties fo:font-style="normal" officeooo:paragraph-rsid="001da699" style:font-style-asian="normal" style:font-style-complex="normal"/>
    </style:style>
    <style:style style:name="P37" style:family="paragraph" style:parent-style-name="Standard" style:list-style-name="L13">
      <style:paragraph-properties fo:text-align="justify" style:justify-single-word="false"/>
      <style:text-properties fo:font-style="normal" officeooo:paragraph-rsid="001da699" style:font-style-asian="normal" style:font-style-complex="normal"/>
    </style:style>
    <style:style style:name="P38" style:family="paragraph" style:parent-style-name="Standard" style:list-style-name="L14">
      <style:paragraph-properties fo:text-align="justify" style:justify-single-word="false"/>
      <style:text-properties fo:font-style="normal" officeooo:paragraph-rsid="001f0d3d" style:font-style-asian="normal" style:font-style-complex="normal"/>
    </style:style>
    <style:style style:name="P39" style:family="paragraph" style:parent-style-name="Standard" style:list-style-name="L15">
      <style:paragraph-properties fo:text-align="justify" style:justify-single-word="false"/>
      <style:text-properties fo:font-style="normal" officeooo:paragraph-rsid="001f0d3d" style:font-style-asian="normal" style:font-style-complex="normal"/>
    </style:style>
    <style:style style:name="P40" style:family="paragraph" style:parent-style-name="Standard" style:list-style-name="L16">
      <style:paragraph-properties fo:text-align="justify" style:justify-single-word="false"/>
      <style:text-properties fo:font-style="normal" officeooo:paragraph-rsid="001f0d3d" style:font-style-asian="normal" style:font-style-complex="normal"/>
    </style:style>
    <style:style style:name="P41" style:family="paragraph" style:parent-style-name="Standard" style:list-style-name="L17">
      <style:paragraph-properties fo:text-align="justify" style:justify-single-word="false"/>
      <style:text-properties fo:font-style="normal" officeooo:paragraph-rsid="0021ad04" style:font-style-asian="normal" style:font-style-complex="normal"/>
    </style:style>
    <style:style style:name="P42" style:family="paragraph" style:parent-style-name="Standard" style:list-style-name="L18">
      <style:paragraph-properties fo:text-align="justify" style:justify-single-word="false"/>
      <style:text-properties fo:font-style="normal" officeooo:paragraph-rsid="0021ad04" style:font-style-asian="normal" style:font-style-complex="normal"/>
    </style:style>
    <style:style style:name="P43" style:family="paragraph" style:parent-style-name="Standard" style:list-style-name="L21">
      <style:paragraph-properties fo:text-align="justify" style:justify-single-word="false"/>
      <style:text-properties fo:font-style="normal" officeooo:paragraph-rsid="00235419" style:font-style-asian="normal" style:font-style-complex="normal"/>
    </style:style>
    <style:style style:name="P44" style:family="paragraph" style:parent-style-name="Standard" style:list-style-name="L22">
      <style:paragraph-properties fo:text-align="justify" style:justify-single-word="false"/>
      <style:text-properties fo:font-style="normal" officeooo:paragraph-rsid="00235419" style:font-style-asian="normal" style:font-style-complex="normal"/>
    </style:style>
    <style:style style:name="P45" style:family="paragraph" style:parent-style-name="Standard" style:list-style-name="L24">
      <style:paragraph-properties fo:text-align="justify" style:justify-single-word="false"/>
      <style:text-properties fo:font-style="normal" officeooo:paragraph-rsid="00235419" style:font-style-asian="normal" style:font-style-complex="normal"/>
    </style:style>
    <style:style style:name="P46" style:family="paragraph" style:parent-style-name="Standard" style:list-style-name="L26">
      <style:paragraph-properties fo:text-align="justify" style:justify-single-word="false"/>
      <style:text-properties fo:font-style="normal" officeooo:paragraph-rsid="00235419" style:font-style-asian="normal" style:font-style-complex="normal"/>
    </style:style>
    <style:style style:name="P47" style:family="paragraph" style:parent-style-name="Standard" style:list-style-name="L27">
      <style:paragraph-properties fo:text-align="justify" style:justify-single-word="false"/>
      <style:text-properties fo:font-style="normal" officeooo:paragraph-rsid="00235419" style:font-style-asian="normal" style:font-style-complex="normal"/>
    </style:style>
    <style:style style:name="P48" style:family="paragraph" style:parent-style-name="Standard" style:list-style-name="L30">
      <style:paragraph-properties fo:text-align="justify" style:justify-single-word="false"/>
      <style:text-properties fo:font-style="normal" officeooo:paragraph-rsid="00235419" style:font-style-asian="normal" style:font-style-complex="normal"/>
    </style:style>
    <style:style style:name="P49" style:family="paragraph" style:parent-style-name="Standard" style:list-style-name="L32">
      <style:paragraph-properties fo:text-align="justify" style:justify-single-word="false"/>
      <style:text-properties fo:font-style="normal" officeooo:paragraph-rsid="00254cfd" style:font-style-asian="normal" style:font-style-complex="normal"/>
    </style:style>
    <style:style style:name="P50"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169bb6"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style:text-underline-style="solid" style:text-underline-width="auto" style:text-underline-color="font-color" fo:font-weight="bold" officeooo:paragraph-rsid="0014ec36" style:font-weight-asian="bold" style:font-weight-complex="bold"/>
    </style:style>
    <style:style style:name="P52" style:family="paragraph" style:parent-style-name="Standard">
      <style:paragraph-properties fo:text-align="justify" style:justify-single-word="false"/>
      <style:text-properties style:text-underline-style="solid" style:text-underline-width="auto" style:text-underline-color="font-color" fo:font-weight="bold" officeooo:paragraph-rsid="0017cf16" style:font-weight-asian="bold" style:font-weight-complex="bold"/>
    </style:style>
    <style:style style:name="P53" style:family="paragraph" style:parent-style-name="Standard">
      <style:paragraph-properties fo:text-align="justify" style:justify-single-word="false"/>
      <style:text-properties style:text-underline-style="solid" style:text-underline-width="auto" style:text-underline-color="font-color" fo:font-weight="bold" officeooo:paragraph-rsid="0014ec36" style:font-weight-asian="bold" style:font-weight-complex="bold"/>
    </style:style>
    <style:style style:name="P54" style:family="paragraph" style:parent-style-name="Standard">
      <style:paragraph-properties fo:text-align="justify" style:justify-single-word="false"/>
      <style:text-properties style:text-underline-style="solid" style:text-underline-width="auto" style:text-underline-color="font-color" fo:font-weight="bold" officeooo:paragraph-rsid="0019babd" style:font-weight-asian="bold" style:font-weight-complex="bold"/>
    </style:style>
    <style:style style:name="P55" style:family="paragraph" style:parent-style-name="Standard">
      <style:paragraph-properties fo:margin-left="1.251cm" fo:margin-right="0cm" fo:text-align="justify" style:justify-single-word="false" fo:text-indent="0cm" style:auto-text-indent="false"/>
      <style:text-properties fo:font-style="italic" fo:font-weight="normal" officeooo:paragraph-rsid="00169bb6" style:font-style-asian="italic" style:font-weight-asian="normal" style:font-style-complex="italic" style:font-weight-complex="normal"/>
    </style:style>
    <style:style style:name="P56" style:family="paragraph" style:parent-style-name="Standard">
      <style:paragraph-properties fo:margin-left="1.251cm" fo:margin-right="0cm" fo:text-align="justify" style:justify-single-word="false" fo:text-indent="0cm" style:auto-text-indent="false"/>
      <style:text-properties fo:font-style="italic" fo:font-weight="normal" officeooo:paragraph-rsid="0019babd" style:font-style-asian="italic" style:font-weight-asian="normal" style:font-style-complex="italic" style:font-weight-complex="normal"/>
    </style:style>
    <style:style style:name="P57" style:family="paragraph" style:parent-style-name="Standard">
      <style:paragraph-properties fo:margin-left="1.251cm" fo:margin-right="0cm" fo:text-align="start" style:justify-single-word="false" fo:text-indent="0cm" style:auto-text-indent="false"/>
      <style:text-properties fo:font-style="italic" fo:font-weight="normal" officeooo:paragraph-rsid="0014ec36" style:font-style-asian="italic" style:font-weight-asian="normal" style:font-style-complex="italic"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font-style="italic" fo:font-weight="normal" officeooo:paragraph-rsid="0019babd" style:font-style-asian="italic" style:font-weight-asian="normal" style:font-style-complex="italic"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fo:font-style="italic" fo:font-weight="bold" officeooo:paragraph-rsid="0014ec36" style:font-style-asian="italic" style:font-weight-asian="bold" style:font-style-complex="italic" style:font-weight-complex="bold"/>
    </style:style>
    <style:style style:name="P60" style:family="paragraph" style:parent-style-name="Standard">
      <style:paragraph-properties fo:margin-left="1.251cm" fo:margin-right="0cm" fo:text-align="justify" style:justify-single-word="false" fo:text-indent="0cm" style:auto-text-indent="false"/>
      <style:text-properties fo:font-style="italic" style:font-style-asian="italic" style:font-style-complex="italic"/>
    </style:style>
    <style:style style:name="P61" style:family="paragraph" style:parent-style-name="Standard">
      <style:paragraph-properties fo:margin-left="1.251cm" fo:margin-right="0cm" fo:text-align="start" style:justify-single-word="false" fo:text-indent="0cm" style:auto-text-indent="false"/>
      <style:text-properties fo:font-style="italic" style:font-style-asian="italic" style:font-style-complex="italic"/>
    </style:style>
    <style:style style:name="P62" style:family="paragraph" style:parent-style-name="Standard">
      <style:paragraph-properties fo:margin-left="1.251cm" fo:margin-right="0cm" fo:text-align="start" style:justify-single-word="false" fo:text-indent="0cm" style:auto-text-indent="false"/>
      <style:text-properties fo:font-style="italic" officeooo:paragraph-rsid="001da699" style:font-style-asian="italic" style:font-style-complex="italic"/>
    </style:style>
    <style:style style:name="P63"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64" style:family="paragraph" style:parent-style-name="Standard">
      <style:paragraph-properties fo:margin-left="0cm" fo:margin-right="0cm" fo:text-align="justify" style:justify-single-word="false"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66" style:family="paragraph" style:parent-style-name="Standard">
      <style:paragraph-properties fo:margin-left="0cm" fo:margin-right="0cm" fo:text-align="justify" style:justify-single-word="false" fo:text-indent="0cm" style:auto-text-indent="false"/>
      <style:text-properties fo:font-style="normal" officeooo:paragraph-rsid="001c519f" style:font-style-asian="normal" style:font-style-complex="normal"/>
    </style:style>
    <style:style style:name="P67" style:family="paragraph" style:parent-style-name="Standard">
      <style:paragraph-properties fo:margin-left="0cm" fo:margin-right="0cm" fo:text-align="justify" style:justify-single-word="false" fo:text-indent="0cm" style:auto-text-indent="false"/>
      <style:text-properties fo:font-style="normal" officeooo:paragraph-rsid="001da699" style:font-style-asian="normal" style:font-style-complex="normal"/>
    </style:style>
    <style:style style:name="P68" style:family="paragraph" style:parent-style-name="Standard">
      <style:paragraph-properties fo:margin-left="0cm" fo:margin-right="0cm" fo:text-align="justify" style:justify-single-word="false" fo:text-indent="0cm" style:auto-text-indent="false"/>
      <style:text-properties fo:font-style="normal" officeooo:paragraph-rsid="001f0d3d" style:font-style-asian="normal" style:font-style-complex="normal"/>
    </style:style>
    <style:style style:name="P69" style:family="paragraph" style:parent-style-name="Standard">
      <style:paragraph-properties fo:margin-left="0cm" fo:margin-right="0cm" fo:text-align="justify" style:justify-single-word="false" fo:text-indent="0cm" style:auto-text-indent="false"/>
      <style:text-properties fo:font-style="normal" officeooo:paragraph-rsid="0021ad04" style:font-style-asian="normal" style:font-style-complex="normal"/>
    </style:style>
    <style:style style:name="P70" style:family="paragraph" style:parent-style-name="Standard">
      <style:paragraph-properties fo:margin-left="0cm" fo:margin-right="0cm" fo:text-align="justify" style:justify-single-word="false" fo:text-indent="0cm" style:auto-text-indent="false"/>
      <style:text-properties fo:font-style="normal" officeooo:paragraph-rsid="00235419" style:font-style-asian="normal" style:font-style-complex="normal"/>
    </style:style>
    <style:style style:name="P71" style:family="paragraph" style:parent-style-name="Standard">
      <style:paragraph-properties fo:margin-left="0cm" fo:margin-right="0cm" fo:text-align="justify" style:justify-single-word="false" fo:text-indent="0cm" style:auto-text-indent="false"/>
      <style:text-properties fo:font-style="normal" officeooo:paragraph-rsid="00254cfd" style:font-style-asian="normal" style:font-style-complex="normal"/>
    </style:style>
    <style:style style:name="P72" style:family="paragraph" style:parent-style-name="Standard">
      <style:paragraph-properties fo:margin-left="0cm" fo:margin-right="0cm" fo:text-align="center" style:justify-single-word="false" fo:text-indent="0cm" style:auto-text-indent="false"/>
      <style:text-properties fo:font-style="normal" officeooo:paragraph-rsid="0021ad04" style:font-style-asian="normal" style:font-style-complex="normal"/>
    </style:style>
    <style:style style:name="P73" style:family="paragraph" style:parent-style-name="Standard">
      <style:paragraph-properties fo:margin-left="0cm" fo:margin-right="0cm" fo:text-align="center" style:justify-single-word="false" fo:text-indent="0cm" style:auto-text-indent="false"/>
      <style:text-properties fo:font-style="normal" officeooo:paragraph-rsid="00235419" style:font-style-asian="normal" style:font-style-complex="normal"/>
    </style:style>
    <style:style style:name="P74" style:family="paragraph" style:parent-style-name="Standard">
      <style:paragraph-properties fo:margin-left="0cm" fo:margin-right="0cm" fo:text-align="center" style:justify-single-word="false" fo:text-indent="0cm" style:auto-text-indent="false"/>
      <style:text-properties fo:font-style="normal" officeooo:paragraph-rsid="00254cfd" style:font-style-asian="normal" style:font-style-complex="normal"/>
    </style:style>
    <style:style style:name="P75" style:family="paragraph" style:parent-style-name="Standard">
      <style:paragraph-properties fo:margin-left="0cm" fo:margin-right="0cm" fo:text-align="end" style:justify-single-word="false" fo:text-indent="0cm" style:auto-text-indent="false"/>
      <style:text-properties fo:font-style="normal" officeooo:paragraph-rsid="00254cfd" style:font-style-asian="normal" style:font-style-complex="normal"/>
    </style:style>
    <style:style style:name="P76" style:family="paragraph" style:parent-style-name="Standard">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77" style:family="paragraph" style:parent-style-name="Standard">
      <style:paragraph-properties fo:margin-left="0cm" fo:margin-right="0cm" fo:text-align="center" style:justify-single-word="false" fo:text-indent="0cm" style:auto-text-indent="false"/>
      <style:text-properties fo:font-style="normal" fo:font-weight="bold" officeooo:paragraph-rsid="001c519f" style:font-style-asian="normal" style:font-weight-asian="bold" style:font-style-complex="normal" style:font-weight-complex="bold"/>
    </style:style>
    <style:style style:name="P78" style:family="paragraph" style:parent-style-name="Standard">
      <style:paragraph-properties fo:margin-left="0cm" fo:margin-right="0cm" fo:text-align="center" style:justify-single-word="false" fo:text-indent="0cm" style:auto-text-indent="false"/>
      <style:text-properties fo:font-style="normal" fo:font-weight="bold" officeooo:paragraph-rsid="001da699" style:font-style-asian="normal" style:font-weight-asian="bold" style:font-style-complex="normal" style:font-weight-complex="bold"/>
    </style:style>
    <style:style style:name="P79" style:family="paragraph" style:parent-style-name="Standard">
      <style:paragraph-properties fo:margin-left="0cm" fo:margin-right="0cm" fo:text-align="center" style:justify-single-word="false" fo:text-indent="0cm" style:auto-text-indent="false"/>
      <style:text-properties fo:font-style="normal" fo:font-weight="bold" officeooo:paragraph-rsid="00235419" style:font-style-asian="normal" style:font-weight-asian="bold"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ext-properties officeooo:paragraph-rsid="001c519f"/>
    </style:style>
    <style:style style:name="P82" style:family="paragraph" style:parent-style-name="Standard">
      <style:paragraph-properties fo:margin-left="0cm" fo:margin-right="0cm" fo:text-align="justify" style:justify-single-word="false" fo:text-indent="0cm" style:auto-text-indent="false"/>
      <style:text-properties officeooo:paragraph-rsid="001da699"/>
    </style:style>
    <style:style style:name="P83" style:family="paragraph" style:parent-style-name="Standard">
      <style:paragraph-properties fo:margin-left="0cm" fo:margin-right="0cm" fo:text-align="center" style:justify-single-word="false" fo:text-indent="0cm" style:auto-text-indent="false"/>
      <style:text-properties officeooo:paragraph-rsid="001da699"/>
    </style:style>
    <style:style style:name="P84" style:family="paragraph" style:parent-style-name="Text_20_body">
      <style:paragraph-properties fo:text-align="start" style:justify-single-word="false"/>
      <style:text-properties fo:font-weight="normal" officeooo:paragraph-rsid="00169bb6" style:font-weight-asian="normal" style:font-weight-complex="normal"/>
    </style:style>
    <style:style style:name="P85" style:family="paragraph" style:parent-style-name="Text_20_body">
      <style:paragraph-properties fo:text-align="center" style:justify-single-word="false"/>
      <style:text-properties fo:font-weight="bold" officeooo:paragraph-rsid="00169bb6" style:font-weight-asian="bold" style:font-weight-complex="bold"/>
    </style:style>
    <style:style style:name="P86" style:family="paragraph" style:parent-style-name="Text_20_body">
      <style:paragraph-properties fo:margin-left="1.251cm" fo:margin-right="0cm" fo:margin-top="0cm" fo:margin-bottom="0cm" style:contextual-spacing="false" fo:line-height="100%" fo:text-align="start" style:justify-single-word="false" fo:text-indent="0cm" style:auto-text-indent="false"/>
      <style:text-properties fo:font-style="italic" fo:font-weight="normal" officeooo:paragraph-rsid="00169bb6" style:font-style-asian="italic" style:font-weight-asian="normal" style:font-style-complex="italic" style:font-weight-complex="normal"/>
    </style:style>
    <style:style style:name="P87" style:family="paragraph" style:parent-style-name="Text_20_body">
      <style:paragraph-properties fo:margin-left="1.251cm" fo:margin-right="0cm" fo:margin-top="0cm" fo:margin-bottom="0cm" style:contextual-spacing="false" fo:line-height="100%" fo:text-align="start" style:justify-single-word="false" fo:text-indent="0cm" style:auto-text-indent="false"/>
      <style:text-properties fo:font-weight="normal" officeooo:paragraph-rsid="00169bb6" style:font-weight-asian="normal" style:font-weight-complex="normal"/>
    </style:style>
    <style:style style:name="T1" style:family="text">
      <style:text-properties fo:language="en" fo:country="US" fo:font-weight="normal" officeooo:rsid="00169bb6" style:font-weight-asian="normal" style:font-weight-complex="normal"/>
    </style:style>
    <style:style style:name="T2" style:family="text">
      <style:text-properties fo:language="en" fo:country="US" officeooo:rsid="00235419"/>
    </style:style>
    <style:style style:name="T3" style:family="text">
      <style:text-properties fo:font-weight="normal" style:font-weight-asian="normal" style:font-weight-complex="normal"/>
    </style:style>
    <style:style style:name="T4" style:family="text">
      <style:text-properties fo:font-weight="normal" officeooo:rsid="00169bb6" style:font-weight-asian="normal" style:font-weight-complex="normal"/>
    </style:style>
    <style:style style:name="T5" style:family="text">
      <style:text-properties fo:font-weight="normal" officeooo:rsid="0017cf16" style:font-weight-asian="normal" style:font-weight-complex="normal"/>
    </style:style>
    <style:style style:name="T6" style:family="text">
      <style:text-properties fo:language="ru" fo:country="RU"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1ad04" style:font-weight-asian="bold" style:font-weight-complex="bold"/>
    </style:style>
    <style:style style:name="T9" style:family="text">
      <style:text-properties fo:font-weight="bold" officeooo:rsid="00235419" style:font-weight-asian="bold" style:font-weight-complex="bold"/>
    </style:style>
    <style:style style:name="T10" style:family="text">
      <style:text-properties fo:font-weight="bold" officeooo:rsid="00254cfd" style:font-weight-asian="bold" style:font-weight-complex="bold"/>
    </style:style>
    <style:style style:name="T11" style:family="text">
      <style:text-properties fo:font-weight="bold" officeooo:rsid="0019e8c8" style:font-weight-asian="bold" style:font-weight-complex="bold"/>
    </style:style>
    <style:style style:name="T12" style:family="text">
      <style:text-properties fo:font-weight="bold" officeooo:rsid="0019babd" style:font-weight-asian="bold" style:font-weight-complex="bold"/>
    </style:style>
    <style:style style:name="T13" style:family="text">
      <style:text-properties fo:font-weight="bold" officeooo:rsid="001b62dc" style:font-weight-asian="bold" style:font-weight-complex="bold"/>
    </style:style>
    <style:style style:name="T14" style:family="text">
      <style:text-properties fo:font-weight="bold" officeooo:rsid="001c519f" style:font-weight-asian="bold" style:font-weight-complex="bold"/>
    </style:style>
    <style:style style:name="T15" style:family="text">
      <style:text-properties fo:font-weight="bold" officeooo:rsid="001da699" style:font-weight-asian="bold" style:font-weight-complex="bold"/>
    </style:style>
    <style:style style:name="T16" style:family="text">
      <style:text-properties fo:font-weight="bold" officeooo:rsid="001f0d3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6pt" style:font-size-asian="16pt" style:font-size-complex="16pt"/>
    </style:style>
    <style:style style:name="T20" style:family="text">
      <style:text-properties officeooo:rsid="0017cf16"/>
    </style:style>
    <style:style style:name="T21" style:family="text">
      <style:text-properties officeooo:rsid="0019babd"/>
    </style:style>
    <style:style style:name="T22" style:family="text">
      <style:text-properties officeooo:rsid="001c519f"/>
    </style:style>
    <style:style style:name="T23" style:family="text">
      <style:text-properties fo:font-style="normal" style:font-style-asian="normal" style:font-style-complex="normal"/>
    </style:style>
    <style:style style:name="T24" style:family="text">
      <style:text-properties fo:font-style="normal" officeooo:rsid="001da699"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style:font-name="Liberation Serif" fo:font-style="italic" fo:font-weight="bold" style:font-style-asian="italic" style:font-weight-asian="bold" style:font-style-complex="italic" style:font-weight-complex="bold"/>
    </style:style>
    <style:style style:name="T27" style:family="text">
      <style:text-properties style:font-name="Liberation Serif" fo:font-size="10pt" style:text-underline-style="solid" style:text-underline-width="auto" style:text-underline-color="font-color" style:font-size-asian="10pt" style:font-size-complex="10pt"/>
    </style:style>
    <style:style style:name="T28" style:family="text">
      <style:text-properties officeooo:rsid="001f0d3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officeooo:rsid="0021ad04"/>
    </style:style>
    <style:style style:name="T32" style:family="text">
      <style:text-properties officeooo:rsid="00235419"/>
    </style:style>
    <style:style style:name="T33" style:family="text">
      <style:text-properties officeooo:rsid="00254c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9">Защита вашего приложения с помощью Spring Security</text:span> </text:p>
      <text:p text:style-name="P3"/>
      <text:p text:style-name="P3">Введение в использование Spring Security в приложениях Vaadin </text:p>
      <text:p text:style-name="P24">На форуме мы получаем много вопросов о том, как использовать Vaadin 10+ с Spring Security. Мы вас услышали, и мы вам поможем. Однако сначала давайте начнем с определения термина «использование»:</text:p>
      <text:p text:style-name="P8"><text:span text:style-name="T3"><text:line-break/>Начиная с Vaadin 10, Vaadin поддерживает клиентские шаблоны в дополнение к подходу только для Java. Это означает, что мы должны обсудить два разных типа реализаций на стороне клиента. Мы можем использовать как можно больше Spring Security,</text:span><text:span text:style-name="T6"> </text:span><text:span text:style-name="T1">передав</text:span><text:span text:style-name="T6"> </text:span><text:span text:style-name="T3">форму в настроенную </text:span><text:span text:style-name="T4">к</text:span><text:span text:style-name="T3">, или немного меньше, подключившись к потоку аутентификации Spring Security. У обоих есть плюсы и минусы, которые мы подробно рассмотрим.</text:span></text:p>
      <text:p text:style-name="P8"><text:span text:style-name="T3"><text:line-break/>После этого мы рассмотрим, как защитить навигацию маршрутизатора и как работать с ролями для более детальной безопасности. И последнее, но не менее важное: мы представим надстройку ILAY, которая упрощает нашу задачу по обеспечению безопасности приложения и позволяет нам не только включать целые представления, но и компоненты в зависимости от вошедшего в систему пользователя. </text:span></text:p>
      <text:p text:style-name="P21"/>
      <text:p text:style-name="P24">В итоге мы получаем:</text:p>
      <text:list xml:id="list1718680813" text:style-name="L2">
        <text:list-item>
          <text:p text:style-name="P25">Настройка безопасности Spring</text:p>
        </text:list-item>
        <text:list-item>
          <text:p text:style-name="P25">Настройка представления входа в систему на основе формы (на основе Java и Polymer)</text:p>
        </text:list-item>
        <text:list-item>
          <text:p text:style-name="P25">Подключение к потоку аутентификации и предотвращение перезагрузки (WIP)</text:p>
        </text:list-item>
        <text:list-item>
          <text:p text:style-name="P25">Безопасная маршрутизация (WIP)</text:p>
        </text:list-item>
        <text:list-item>
          <text:p text:style-name="P25">Более детальная безопасность с ролями на уровне представления и компонента (WIP)</text:p>
        </text:list-item>
        <text:list-item>
          <text:p text:style-name="P25">ИЛАЙ (НЗП)</text:p>
        </text:list-item>
      </text:list>
      <text:p text:style-name="P24"><text:line-break/>Для этого руководства требуются базовые знания Vaadin 14+, Spring Security и Spring Boot. Мы не будем обсуждать стили, производственные сборки или другие темы, не связанные с безопасностью. </text:p>
      <text:p text:style-name="P24"/>
      <text:p text:style-name="P4">Получите базовый Vaadin + Spring starter </text:p>
      <text:p text:style-name="P21"/>
      <text:p text:style-name="P23">Мы используем https://vaadin.com/start/latest/project-base-spring в качестве отправной точки. Когда мы начали писать руководство, стартер использовал Vaadin 12.0.4 с Spring Boot 2.1.0.RELEASE, но в настоящее время это Vaadin 14.3.8 с Spring Boot 2.3.3.RELEASE. </text:p>
      <text:p text:style-name="P23">.</text:p>
      <text:p text:style-name="P23">├── LICENSE.md</text:p>
      <text:p text:style-name="P23">├── pom.xml</text:p>
      <text:p text:style-name="P23">├── README.md</text:p>
      <text:p text:style-name="P23">├── src</text:p>
      <text:p text:style-name="P23">│ <text:s text:c="2"/>└── main</text:p>
      <text:p text:style-name="P23">│ <text:s text:c="6"/>├── java</text:p>
      <text:p text:style-name="P23">│ <text:s text:c="6"/>│ <text:s text:c="2"/>└── org</text:p>
      <text:p text:style-name="P23">│ <text:s text:c="6"/>│ <text:s text:c="6"/>└── vaadin</text:p>
      <text:p text:style-name="P23">│ <text:s text:c="6"/>│ <text:s text:c="10"/>└── paul</text:p>
      <text:p text:style-name="P23">│ <text:s text:c="6"/>│ <text:s text:c="14"/>└── spring</text:p>
      <text:p text:style-name="P23">│ <text:s text:c="6"/>│ <text:s text:c="18"/>├── Application.java</text:p>
      <text:p text:style-name="P23">│ <text:s text:c="6"/>│ <text:s text:c="18"/>├── MainView.java</text:p>
      <text:p text:style-name="P23">│ <text:s text:c="6"/>│ <text:s text:c="18"/>└── MessageBean.java</text:p>
      <text:p text:style-name="P23">│ <text:s text:c="6"/>└── resources</text:p>
      <text:p text:style-name="P23">│ <text:s text:c="10"/>├── application.properties</text:p>
      <text:p text:style-name="P23">│ <text:s text:c="10"/>├── banner.txt</text:p>
      <text:p text:style-name="P23">│ <text:s text:c="10"/>└── META-INF</text:p>
      <text:p text:style-name="P23"><text:soft-page-break/>│ <text:s text:c="14"/>└── resources</text:p>
      <text:p text:style-name="P23">│ <text:s text:c="18"/>├── frontend</text:p>
      <text:p text:style-name="P23">│ <text:s text:c="18"/>│ <text:s text:c="2"/>├── src</text:p>
      <text:p text:style-name="P23">│ <text:s text:c="18"/>│ <text:s text:c="2"/>│ <text:s text:c="2"/>└── README</text:p>
      <text:p text:style-name="P23">│ <text:s text:c="18"/>│ <text:s text:c="2"/>└── styles</text:p>
      <text:p text:style-name="P23">│ <text:s text:c="18"/>│ <text:s text:c="6"/>└── README</text:p>
      <text:p text:style-name="P23">│ <text:s text:c="18"/>└── icons</text:p>
      <text:p text:style-name="P23">│ <text:s text:c="22"/>└── icon.png</text:p>
      <text:p text:style-name="P21"/>
      <text:p text:style-name="P24">Настройка проекта очень минималистична: один модуль Maven, никаких стилей, никаких шаблонов Polymer (подготовленная структура папок), типичный класс SpringBoot <text:span text:style-name="T18">Application</text:span> и главное представление. Поскольку этот стартер демонстрирует Spring, он включает компонент сообщения, который внедряется и используется в <text:span text:style-name="T18">MainView</text:span>. Это не имеет отношения к этому руководству.</text:p>
      <text:p text:style-name="P24"><text:line-break/>Теперь запустите <text:span text:style-name="T18">mvn spring-boot: run</text:span>, чтобы собрать и запустить веб-приложение. </text:p>
      <text:p text:style-name="P24"/>
      <text:p text:style-name="P4">Настройка Spring Security для приложений Vaadin </text:p>
      <text:p text:style-name="P22"/>
      <text:p text:style-name="P22">Обсудив цели и настроив проектную базу, мы, наконец, можем приступить к самой работе! </text:p>
      <text:p text:style-name="P22"/>
      <text:p text:style-name="P85">Включить Spring Security </text:p>
      <text:p text:style-name="P84">Во-первых, мы должны добавить необходимые зависимости Spring Security в наш POM: </text:p>
      <text:p text:style-name="P84"><text:span text:style-name="Source_20_Text"><text:span text:style-name="Strong_20_Emphasis"><text:span text:style-name="T29">pom.xml</text:span></text:span></text:span></text:p>
      <text:p text:style-name="P86">&lt;dependency&gt;</text:p>
      <text:p text:style-name="P86"><text:s text:c="4"/>&lt;groupId&gt;org.springframework.security&lt;/groupId&gt;</text:p>
      <text:p text:style-name="P86"><text:s text:c="4"/>&lt;artifactId&gt;spring-security-web&lt;/artifactId&gt;</text:p>
      <text:p text:style-name="P86">&lt;/dependency&gt;</text:p>
      <text:p text:style-name="P86"/>
      <text:p text:style-name="P86">&lt;dependency&gt;</text:p>
      <text:p text:style-name="P86"><text:s text:c="4"/>&lt;groupId&gt;org.springframework.security&lt;/groupId&gt;</text:p>
      <text:p text:style-name="P86"><text:s text:c="4"/>&lt;artifactId&gt;spring-security-config&lt;/artifactId&gt;</text:p>
      <text:p text:style-name="P87"><text:span text:style-name="T17">&lt;/dependency&gt;</text:span></text:p>
      <text:p text:style-name="P87"><text:span text:style-name="T17"/></text:p>
      <text:p text:style-name="P24">Во-вторых, мы должны отключить обработчик ошибок Spring MVC. Начиная с Vaadin 14 это вызывает странное поведение при перезагрузке. </text:p>
      <text:p text:style-name="P24"/>
      <text:p text:style-name="P50">Application.java </text:p>
      <text:p text:style-name="P55">@SpringBootApplication(exclude = ErrorMvcAutoConfiguration.class)</text:p>
      <text:p text:style-name="P55"><text:span text:style-name="T7">public class</text:span> Application {</text:p>
      <text:p text:style-name="P6"/>
      <text:p text:style-name="P11"><text:span text:style-name="T3">В-третьих, мы добавим конфигурацию Spring Security с поддержкой Vaadin через класс </text:span><text:span text:style-name="T18">SecurityConfiguration</text:span><text:span text:style-name="T3">, который использует некоторые </text:span><text:span text:style-name="T5">хелперы</text:span><text:span text:style-name="T3">, которые вы можете провер</text:span><text:span text:style-name="T5">ять</text:span><text:span text:style-name="T3"> в </text:span><text:span text:style-name="T5">исходниках</text:span><text:span text:style-name="T3">. </text:span></text:p>
      <text:p text:style-name="P21"/>
      <text:p text:style-name="P51">SecurityConfiguration.java </text:p>
      <text:p text:style-name="P57">/**</text:p>
      <text:p text:style-name="P57"><text:s/>* Require login to access internal pages and configure login form.</text:p>
      <text:p text:style-name="P57"><text:s/>*/</text:p>
      <text:p text:style-name="P57">@Override</text:p>
      <text:p text:style-name="P57"><text:span text:style-name="T7">protected void</text:span> configure(HttpSecurity http) <text:span text:style-name="T7">throws Exception</text:span> {</text:p>
      <text:p text:style-name="P57"><text:s text:c="4"/>// Not using Spring CSRF here to be able to use plain HTML for the login page</text:p>
      <text:p text:style-name="P57"><text:soft-page-break/><text:s text:c="4"/>http.csrf().disable() // <text:span text:style-name="T11">(1)</text:span></text:p>
      <text:p text:style-name="P57"/>
      <text:p text:style-name="P57"><text:s text:c="12"/>// Register our CustomRequestCache that saves unauthorized access attempts, so</text:p>
      <text:p text:style-name="P57"><text:s text:c="12"/>// the user is redirected after login.</text:p>
      <text:p text:style-name="P57"><text:s text:c="12"/>.requestCache().requestCache(new CustomRequestCache()) // <text:span text:style-name="T11">(2)</text:span></text:p>
      <text:p text:style-name="P57"/>
      <text:p text:style-name="P57"><text:s text:c="12"/>// Restrict access to our application.</text:p>
      <text:p text:style-name="P57"><text:s text:c="12"/>.and().authorizeRequests()</text:p>
      <text:p text:style-name="P57"/>
      <text:p text:style-name="P57"><text:s text:c="12"/>// Allow all flow internal requests.</text:p>
      <text:p text:style-name="P57"><text:s text:c="12"/>.requestMatchers(SecurityUtils::isFrameworkInternalRequest).permitAll() // <text:span text:style-name="T11">(3)</text:span></text:p>
      <text:p text:style-name="P57"/>
      <text:p text:style-name="P57"><text:s text:c="12"/>// Allow all requests by logged in users.</text:p>
      <text:p text:style-name="P57"><text:s text:c="12"/>.anyRequest().authenticated() // <text:span text:style-name="T11">(4)</text:span></text:p>
      <text:p text:style-name="P57"/>
      <text:p text:style-name="P57"><text:s text:c="12"/>// Configure the login page.</text:p>
      <text:p text:style-name="P57"><text:s text:c="12"/>.and().formLogin().loginPage(LOGIN_URL).permitAll() // <text:span text:style-name="T11">(5)</text:span></text:p>
      <text:p text:style-name="P57"><text:s text:c="12"/>.loginProcessingUrl(LOGIN_PROCESSING_URL) // <text:span text:style-name="T11">(6)</text:span></text:p>
      <text:p text:style-name="P57"><text:s text:c="12"/>.failureUrl(LOGIN_FAILURE_URL)</text:p>
      <text:p text:style-name="P57"/>
      <text:p text:style-name="P57"><text:s text:c="12"/>// Configure logout</text:p>
      <text:p text:style-name="P57"><text:s text:c="12"/>.and().logout().logoutSuccessUrl(LOGOUT_SUCCESS_URL);</text:p>
      <text:p text:style-name="P57">}</text:p>
      <text:p text:style-name="P21"/>
      <text:list xml:id="list4220682109" text:style-name="L3">
        <text:list-item>
          <text:p text:style-name="P12"><text:span text:style-name="T3">Vaadin уже имеет встроенную </text:span><text:span text:style-name="T5">поддержку</text:span><text:span text:style-name="T3"> межсайтовых запросов.</text:span></text:p>
        </text:list-item>
        <text:list-item>
          <text:p text:style-name="P27">Мы добавляем настраиваемый кеш запросов, чтобы отфильтровать внутренний запрос фреймворка. Подробности см. В реализации <text:span text:style-name="T18">CustomRequestCache</text:span>.</text:p>
        </text:list-item>
        <text:list-item>
          <text:p text:style-name="P27">Разрешает набор типов запросов, связанных с Vaadin (подробности см. В <text:span text:style-name="T18">SecurityUtils</text:span>).</text:p>
        </text:list-item>
        <text:list-item>
          <text:p text:style-name="P27">Принудительная аутентификация для всех представлений.</text:p>
        </text:list-item>
        <text:list-item>
          <text:p text:style-name="P27">Настройте URL-адрес страницы входа для перенаправления и разрешите доступ всем.</text:p>
        </text:list-item>
        <text:list-item>
          <text:p text:style-name="P27">Настройте URL-адрес для входа в систему Spring Security <text:span text:style-name="T20">для </text:span>ожида<text:span text:style-name="T20">ния</text:span> POST-запрос<text:span text:style-name="T20">ов</text:span> (форма отправки).</text:p>
        </text:list-item>
      </text:list>
      <text:p text:style-name="P26"><text:line-break/>Затем мы должны убедиться, что ресурсы, необходимые Vaadin, обойдены и не затронуты нашей конфигурацией безопасности выше: </text:p>
      <text:p text:style-name="P26"/>
      <text:p text:style-name="P52">SecurityConfiguration.java </text:p>
      <text:p text:style-name="P57">/**</text:p>
      <text:p text:style-name="P57"><text:s/>* Allows access to static resources, bypassing Spring security.</text:p>
      <text:p text:style-name="P57"><text:s/>*/</text:p>
      <text:p text:style-name="P59">@Override</text:p>
      <text:p text:style-name="P57"><text:span text:style-name="T7">public void</text:span> configure(WebSecurity web) <text:span text:style-name="T7">throws Exception</text:span> {</text:p>
      <text:p text:style-name="P57"><text:s text:c="4"/>web.ignoring().antMatchers(</text:p>
      <text:p text:style-name="P57"><text:s text:c="12"/>// Vaadin Flow static resources //<text:span text:style-name="T7"> </text:span><text:span text:style-name="T12">(1)</text:span></text:p>
      <text:p text:style-name="P57"><text:s text:c="12"/>"/VAADIN/**",</text:p>
      <text:p text:style-name="P57"/>
      <text:p text:style-name="P57"><text:s text:c="12"/>// the standard favicon URI</text:p>
      <text:p text:style-name="P57"><text:s text:c="12"/>"/favicon.ico",</text:p>
      <text:p text:style-name="P57"/>
      <text:p text:style-name="P57"><text:s text:c="12"/>// the robots exclusion standard</text:p>
      <text:p text:style-name="P57"><text:s text:c="12"/>"/robots.txt",</text:p>
      <text:p text:style-name="P57"/>
      <text:p text:style-name="P57"><text:s text:c="12"/>// web application manifest // <text:span text:style-name="T12">(2)</text:span></text:p>
      <text:p text:style-name="P57"><text:soft-page-break/><text:s text:c="12"/>"/manifest.webmanifest",</text:p>
      <text:p text:style-name="P57"><text:s text:c="12"/>"/sw.js",</text:p>
      <text:p text:style-name="P57"><text:s text:c="12"/>"/offline-page.html",</text:p>
      <text:p text:style-name="P57"/>
      <text:p text:style-name="P57"><text:s text:c="12"/>// (development mode) static resources // <text:span text:style-name="T12">(3)</text:span></text:p>
      <text:p text:style-name="P57"><text:s text:c="12"/>"/frontend/**",</text:p>
      <text:p text:style-name="P57"/>
      <text:p text:style-name="P57"><text:s text:c="12"/>// (development mode) webjars // <text:span text:style-name="T12">(3)</text:span></text:p>
      <text:p text:style-name="P57"><text:s text:c="12"/>"/webjars/**",</text:p>
      <text:p text:style-name="P57"/>
      <text:p text:style-name="P57"><text:s text:c="12"/>// (production mode) static resources // <text:span text:style-name="T12">(4)</text:span></text:p>
      <text:p text:style-name="P57"><text:s text:c="12"/>"/frontend-es5/**", "/frontend-es6/**");</text:p>
      <text:p text:style-name="P57">}</text:p>
      <text:p text:style-name="P21"/>
      <text:list xml:id="list3805659519" text:style-name="L4">
        <text:list-item>
          <text:p text:style-name="P28">Обязательный.</text:p>
        </text:list-item>
        <text:list-item>
          <text:p text:style-name="P28">Требуется только при разработке прогрессивного веб-приложения.</text:p>
        </text:list-item>
        <text:list-item>
          <text:p text:style-name="P28">Разрешает доступ к веб-ресурсам в режиме разработки.</text:p>
        </text:list-item>
        <text:list-item>
          <text:p text:style-name="P28">Предоставляет доступ ко всем связанным ресурсам. Это важно для вашего представления входа в систему (если требуется доступ к шаблону Polymer) или для любой другой общедоступной страницы. </text:p>
        </text:list-item>
      </text:list>
      <text:p text:style-name="P26"/>
      <text:p text:style-name="P5"><text:span text:style-name="T21">Н</text:span>авигация маршрутиза<text:span text:style-name="T21">ции безопасности </text:span><text:s/></text:p>
      <text:p text:style-name="P21"/>
      <text:p text:style-name="P23">Наконец, мы должны защитить навигацию по маршрутизатору, зарегистрировав прослушиватель до навигации, который проверяет разрешения. Это очень важно, поскольку Spring Security не знает о поведении одностраничного приложения Vaadin. Это означает, что запросы AJAX, выполняемые во время навигации по ссылкам маршрутизатора, не защищены фильтрами Spring Security по умолчанию. </text:p>
      <text:p text:style-name="P23"/>
      <text:p text:style-name="P53">ConfigureUIServiceInitListener.java </text:p>
      <text:p text:style-name="P59">@Component // </text:p>
      <text:p text:style-name="P57"><text:span text:style-name="T7">public class</text:span> ConfigureUIServiceInitListener <text:span text:style-name="T7">implements</text:span> VaadinServiceInitListener { // <text:span text:style-name="T12">(1)</text:span></text:p>
      <text:p text:style-name="P57"/>
      <text:p text:style-name="P57"><text:s text:c="4"/><text:span text:style-name="T7">@Override</text:span></text:p>
      <text:p text:style-name="P57"><text:span text:style-name="T7"><text:s text:c="4"/>public void</text:span> serviceInit(ServiceInitEvent event) {</text:p>
      <text:p text:style-name="P57"><text:s text:c="8"/>event.getSource().addUIInitListener(uiEvent -&gt; {</text:p>
      <text:p text:style-name="P57"><text:s text:c="8"/><text:span text:style-name="T7">final</text:span> UI ui = uiEvent.getUI();</text:p>
      <text:p text:style-name="P57"><text:s text:c="8"/>ui.addBeforeEnterListener(this::beforeEnter); //<text:span text:style-name="T7"> </text:span><text:span text:style-name="T12">(2)</text:span></text:p>
      <text:p text:style-name="P57"><text:s text:c="8"/>});</text:p>
      <text:p text:style-name="P57"><text:s text:c="4"/>}</text:p>
      <text:p text:style-name="P57"/>
      <text:p text:style-name="P57"><text:s text:c="4"/>/**</text:p>
      <text:p text:style-name="P57"><text:s text:c="5"/>* Reroutes the user if (s)he is not authorized to access the view.</text:p>
      <text:p text:style-name="P57"><text:s text:c="5"/>*</text:p>
      <text:p text:style-name="P57"><text:s text:c="5"/>* @param event</text:p>
      <text:p text:style-name="P57"><text:s text:c="5"/>* <text:s text:c="11"/>before navigation event with event details</text:p>
      <text:p text:style-name="P57"><text:s text:c="5"/>*/</text:p>
      <text:p text:style-name="P57"><text:s text:c="4"/><text:span text:style-name="T7">private void </text:span>beforeEnter(BeforeEnterEvent event) {</text:p>
      <text:p text:style-name="P57"><text:s text:c="8"/><text:span text:style-name="T7">if</text:span> (!LoginView.class.equals(event.getNavigationTarget()) // <text:span text:style-name="T12">(3)</text:span></text:p>
      <text:p text:style-name="P57"><text:s text:c="12"/><text:span text:style-name="T7">&amp;&amp;</text:span> !SecurityUtils.isUserLoggedIn()) { // <text:span text:style-name="T12">(4)</text:span></text:p>
      <text:p text:style-name="P57"><text:s text:c="12"/>event.rerouteTo(LoginView.class); // <text:span text:style-name="T12">(5)</text:span></text:p>
      <text:p text:style-name="P57"><text:s text:c="8"/>}</text:p>
      <text:p text:style-name="P57"><text:s text:c="4"/>}</text:p>
      <text:p text:style-name="P57">}</text:p>
      <text:p text:style-name="P21"><text:soft-page-break/></text:p>
      <text:list xml:id="list4022876195" text:style-name="L6">
        <text:list-item>
          <text:p text:style-name="P30">Позволяет добавить прослушиватель навигации глобально ко всем экземплярам пользовательского интерфейса с помощью прослушивателя инициализации службы. Spring позаботится об этом.</text:p>
        </text:list-item>
        <text:list-item>
          <text:p text:style-name="P30">Добавляет слушателя перед вводом.</text:p>
        </text:list-item>
        <text:list-item>
          <text:p text:style-name="P30">Игнорирует само представление входа в систему.</text:p>
        </text:list-item>
        <text:list-item>
          <text:p text:style-name="P30">Перенаправляет только в том случае, если пользователь не вошел в систему. См. Ниже.</text:p>
        </text:list-item>
        <text:list-item>
          <text:p text:style-name="P30">Фактическое перенаправление представления входа в систему при необходимости. </text:p>
        </text:list-item>
      </text:list>
      <text:p text:style-name="P29"/>
      <text:p text:style-name="P54">SecurityUtils.java </text:p>
      <text:p text:style-name="P56"><text:span text:style-name="T7">static boolean</text:span> isUserLoggedIn() {</text:p>
      <text:p text:style-name="P58"><text:s text:c="4"/>Authentication authentication = SecurityContextHolder.getContext().getAuthentication(); // <text:span text:style-name="T13">(1)</text:span></text:p>
      <text:p text:style-name="P56"><text:s text:c="4"/><text:span text:style-name="T7">return</text:span> authentication != null // <text:span text:style-name="T13">(2)</text:span></text:p>
      <text:p text:style-name="P56"><text:s text:c="12"/>&amp;&amp; !(authentication instanceof AnonymousAuthenticationToken) // <text:span text:style-name="T13">(3)</text:span></text:p>
      <text:p text:style-name="P56"><text:s text:c="12"/>&amp;&amp; authentication.isAuthenticated(); // <text:span text:style-name="T13">(4)</text:span></text:p>
      <text:p text:style-name="P56">}</text:p>
      <text:p text:style-name="P29"/>
      <text:list xml:id="list1445301152" text:style-name="L7">
        <text:list-item>
          <text:p text:style-name="P32">Получает токен аутентификации из контекста безопасности.</text:p>
        </text:list-item>
        <text:list-item>
          <text:p text:style-name="P32">Ошибка, если аутентификация недоступна.</text:p>
        </text:list-item>
        <text:list-item>
          <text:p text:style-name="P32">Сбой для токенов анонимной аутентификации. Spring Security добавит этот тип токена, если все остальные механизмы аутентификации по умолчанию не сработали.</text:p>
        </text:list-item>
        <text:list-item>
          <text:p text:style-name="P32">Ошибка, если токен аутентификации доступен, но не аутентифицирован.</text:p>
        </text:list-item>
      </text:list>
      <text:p text:style-name="P31"><text:line-break/>Еще раз запустите <text:span text:style-name="T18">mvn spring-boot: run</text:span>, чтобы собрать и запустить веб-приложение, и обратите внимание на перенаправление на / login. Все идет нормально. </text:p>
      <text:p text:style-name="P3"/>
      <text:p text:style-name="P3">Добавление представления входа на основе формы </text:p>
      <text:p text:style-name="P3">в приложение Vaadin с помощью Spring Security </text:p>
      <text:p text:style-name="Standard"/>
      <text:p text:style-name="P8">Прямо сейчас наше приложение очень безопасно. Слишком безопасно, поскольку вы вообще не можете войти в систему. Пришло время добавить наши первые представления для входа в систему на основе форм.</text:p>
      <text:p text:style-name="P8">Даже если представления входа в систему на основе форм кажутся сейчас чем-то вроде старой закалки, у них есть несколько преимуществ:</text:p>
      <text:list xml:id="list494543500" text:style-name="L1">
        <text:list-item>
          <text:p text:style-name="P9">их поддерживают почти все системы безопасности,</text:p>
        </text:list-item>
        <text:list-item>
          <text:p text:style-name="P9">возможность запускать фронтенд и бэкэнд на отдельных узлах,</text:p>
        </text:list-item>
        <text:list-item>
          <text:p text:style-name="P10">они представляют собой четко определенный интерфейс, который позволяет нам изменять базовую структуру без (или с небольшими) изменениями пользовательского интерфейса </text:p>
        </text:list-item>
        <text:list-item>
          <text:p text:style-name="P10">и в общем, вам не нужно затрагивать столько кода, связанного с безопасностью, как при других подходах (меньше кода, меньше ошибок).</text:p>
        </text:list-item>
      </text:list>
      <text:p text:style-name="P8">Большим недостатком является необходимость перезагрузки страницы во время входа в систему, что нарушает UX в современных одностраничных приложениях. </text:p>
      <text:p text:style-name="Standard"/>
      <text:p text:style-name="P2">Альтернатива 1: только Java </text:p>
      <text:p text:style-name="Standard"/>
      <text:p text:style-name="P13">Как и было обещано, мы начнем с реализации представления входа только для Java. Да, я знаю. Мы не можем избежать всего JavaScript, но мы его максимально сократили.</text:p>
      <text:p text:style-name="P13"><text:line-break/>Прежде всего, мы должны добавить <text:span text:style-name="T17">железную</text:span> форму, которая позволит нам использовать HTML-формы с настраиваемыми элементами. Просто добавьте необходимый WEBJAR в свои зависимости: </text:p>
      <text:p text:style-name="P7"><text:soft-page-break/></text:p>
      <text:p text:style-name="P60">&lt;dependency&gt;</text:p>
      <text:p text:style-name="P60"><text:s text:c="4"/>&lt;groupId&gt;org.webjars.bowergithub.polymerelements&lt;/groupId&gt;</text:p>
      <text:p text:style-name="P60"><text:s text:c="4"/>&lt;artifactId&gt;iron-form&lt;/artifactId&gt;</text:p>
      <text:p text:style-name="P60"><text:s text:c="4"/>&lt;version&gt;2.4.0&lt;/version&gt;</text:p>
      <text:p text:style-name="P60">&lt;/dependency&gt;</text:p>
      <text:p text:style-name="P63"/>
      <text:p text:style-name="P65">Во-вторых, мы добавляем вертикально расположенное представление входа в систему со всеми необходимыми полями, формами и кнопками: </text:p>
      <text:p text:style-name="P63"/>
      <text:p text:style-name="P64">LoginView.java </text:p>
      <text:p text:style-name="P61">@Route(value = LoginView.ROUTE)</text:p>
      <text:p text:style-name="P61">@PageTitle("Login")</text:p>
      <text:p text:style-name="P61">@HtmlImport("frontend://bower_components/iron-form/iron-form.html") // <text:span text:style-name="T14">(1)</text:span></text:p>
      <text:p text:style-name="P61"><text:span text:style-name="T7">public class</text:span> LoginView <text:span text:style-name="T7">extends</text:span> VerticalLayout {</text:p>
      <text:p text:style-name="P61"><text:s text:c="4"/><text:span text:style-name="T7">public static final</text:span> String ROUTE = "login";</text:p>
      <text:p text:style-name="P61"/>
      <text:p text:style-name="P61"><text:s text:c="4"/><text:span text:style-name="T7">public</text:span> LoginView() {</text:p>
      <text:p text:style-name="P61"><text:s text:c="8"/>TextField userNameTextField = <text:span text:style-name="T7">new</text:span> TextField();</text:p>
      <text:p text:style-name="P61"><text:s text:c="8"/>userNameTextField.getElement().setAttribute("name", "username"); // <text:span text:style-name="T14">(2)</text:span></text:p>
      <text:p text:style-name="P61"><text:s text:c="8"/>PasswordField passwordField = <text:span text:style-name="T7">new</text:span> PasswordField();</text:p>
      <text:p text:style-name="P61"><text:s text:c="8"/>passwordField.getElement().setAttribute("name", "password"); // <text:span text:style-name="T14">(3)</text:span></text:p>
      <text:p text:style-name="P61"><text:s text:c="8"/>Button submitButton = <text:span text:style-name="T7">new</text:span> Button("Login");</text:p>
      <text:p text:style-name="P61"><text:s text:c="8"/>submitButton.setId("submitbutton"); // <text:span text:style-name="T14">(4)</text:span></text:p>
      <text:p text:style-name="P61"><text:s text:c="8"/>UI.getCurrent().getPage().executeJavaScript("document.getElementById('submitbutton').addEventListener('click', () =&gt; document.getElementById('ironform').submit());"); // <text:span text:style-name="T14">(5)</text:span></text:p>
      <text:p text:style-name="P61"/>
      <text:p text:style-name="P61"><text:s text:c="8"/>FormLayout formLayout = <text:span text:style-name="T7">new</text:span> FormLayout(); // <text:span text:style-name="T14">(6)</text:span></text:p>
      <text:p text:style-name="P61"><text:s text:c="8"/>formLayout.add(userNameTextField, passwordField, submitButton);</text:p>
      <text:p text:style-name="P61"/>
      <text:p text:style-name="P61"><text:s text:c="8"/>Element formElement = <text:span text:style-name="T7">new</text:span> Element("form"); // <text:span text:style-name="T14">(7)</text:span></text:p>
      <text:p text:style-name="P61"><text:s text:c="8"/>formElement.setAttribute("method", "post");</text:p>
      <text:p text:style-name="P61"><text:s text:c="8"/>formElement.setAttribute("action", "login");</text:p>
      <text:p text:style-name="P61"><text:s text:c="8"/>formElement.appendChild(formLayout.getElement());</text:p>
      <text:p text:style-name="P61"/>
      <text:p text:style-name="P61"><text:s text:c="8"/>Element ironForm = <text:span text:style-name="T7">new</text:span> Element("iron-form"); // <text:span text:style-name="T14">(8)</text:span></text:p>
      <text:p text:style-name="P61"><text:s text:c="8"/>ironForm.setAttribute("id", "ironform");</text:p>
      <text:p text:style-name="P61"><text:s text:c="8"/>ironForm.setAttribute("allow-redirect", true); // <text:span text:style-name="T14">(9)</text:span></text:p>
      <text:p text:style-name="P61"><text:s text:c="8"/>ironForm.appendChild(formElement);</text:p>
      <text:p text:style-name="P61"/>
      <text:p text:style-name="P61"><text:s text:c="8"/>getElement().appendChild(ironForm); // <text:span text:style-name="T14">(10)</text:span></text:p>
      <text:p text:style-name="P61"/>
      <text:p text:style-name="P61"><text:s text:c="8"/>setClassName("login-view");</text:p>
      <text:p text:style-name="P61"><text:s text:c="4"/>}</text:p>
      <text:p text:style-name="P61">}</text:p>
      <text:p text:style-name="P65"/>
      <text:list xml:id="list249503348" text:style-name="L8">
        <text:list-item>
          <text:p text:style-name="P33">Сообщает Flow, что нам нужны железные формы для внешнего интерфейса.</text:p>
        </text:list-item>
        <text:list-item>
          <text:p text:style-name="P33">Добавляет текстовое поле Vaadin для имени пользователя и устанавливает атрибут имени формы.</text:p>
        </text:list-item>
        <text:list-item>
          <text:p text:style-name="P33">То же, что и выше, но для паролей, использующих поле пароля Vaadin.</text:p>
        </text:list-item>
        <text:list-item>
          <text:p text:style-name="P33">Создает кнопку Vaadin и делает ее доступной для ссылки путем определения идентификатора.</text:p>
        </text:list-item>
        <text:list-item>
          <text:p text:style-name="P33"><text:soft-page-break/>Да, я знаю. JS. Однако нам каким-то образом нужно зарегистрировать событие щелчка с помощью метода submit () железной формы.</text:p>
        </text:list-item>
        <text:list-item>
          <text:p text:style-name="P33">Добавляет макет формы Vaadin и добавляет все настроенные компоненты.</text:p>
        </text:list-item>
        <text:list-item>
          <text:p text:style-name="P33">Создает собственный элемент формы, определяет метод и действие формы и добавляет макет формы Vaadin.</text:p>
        </text:list-item>
        <text:list-item>
          <text:p text:style-name="P33">Создает железную форму, которая инкапсулирует элемент формы. Только это позволяет использовать компоненты Vaadin (кнопки и поля) в формах.</text:p>
        </text:list-item>
        <text:list-item>
          <text:p text:style-name="P33">Сообщает iron-form, что мы хотим обработать перенаправление в ответе.</text:p>
        </text:list-item>
        <text:list-item>
          <text:p text:style-name="P33">Наконец, прикрепляет все к пользовательскому интерфейсу. </text:p>
        </text:list-item>
      </text:list>
      <text:p text:style-name="P65"/>
      <text:p text:style-name="P77">Альтернатива 2: декларативное представление с шаблоном Polymer</text:p>
      <text:p text:style-name="P66"><text:line-break/>Если хотите, вы также можете реализовать форму входа с помощью шаблона Polymer. </text:p>
      <text:p text:style-name="P65"/>
      <text:p text:style-name="P81"><text:span text:style-name="T23">Как и в примере только для Java, компонент </text:span><text:span text:style-name="Source_20_Text"><text:span text:style-name="T26">iron-form</text:span></text:span><text:span text:style-name="T23"> необходим, чтобы разрешить HTML-формы с настраиваемыми элементами. Просто добавьте необходимый WEBJAR в свои зависимости: </text:span></text:p>
      <text:p text:style-name="P65"/>
      <text:p text:style-name="P60">&lt;dependency&gt;</text:p>
      <text:p text:style-name="P60"><text:s text:c="4"/>&lt;groupId&gt;org.webjars.bowergithub.polymerelements&lt;/groupId&gt;</text:p>
      <text:p text:style-name="P60"><text:s text:c="4"/>&lt;artifactId&gt;iron-form&lt;/artifactId&gt;</text:p>
      <text:p text:style-name="P60"><text:s text:c="4"/>&lt;version&gt;2.4.0&lt;/version&gt;</text:p>
      <text:p text:style-name="P60">&lt;/dependency&gt;</text:p>
      <text:p text:style-name="P65"/>
      <text:p text:style-name="P65">Сопутствующий файл Java определяет маршрут и ссылается на шаблон Polymer: </text:p>
      <text:p text:style-name="P65"/>
      <text:p text:style-name="P60">@Tag("sa-login-view")</text:p>
      <text:p text:style-name="P60">@HtmlImport("frontend://src/views/sa-login-view.html")</text:p>
      <text:p text:style-name="P60">@Route(value = LoginView.ROUTE)</text:p>
      <text:p text:style-name="P60">@PageTitle("Login")</text:p>
      <text:p text:style-name="P60"><text:span text:style-name="T7">public class</text:span> LoginView <text:span text:style-name="T7">extends</text:span> PolymerTemplate&lt;TemplateModel&gt; {</text:p>
      <text:p text:style-name="P60"><text:s text:c="4"/><text:span text:style-name="T7">public static</text:span> <text:span text:style-name="T7">final</text:span> String ROUTE = "login";</text:p>
      <text:p text:style-name="P60">}</text:p>
      <text:p text:style-name="P65"/>
      <text:p text:style-name="P65">И, наконец, фактическое объявление нашего компонента Polymer для входа в систему: </text:p>
      <text:p text:style-name="P65"/>
      <text:p text:style-name="P61">&lt;link rel="import" href="../../bower_components/polymer/polymer-element.html"&gt;</text:p>
      <text:p text:style-name="P61">&lt;link rel="import" href="../../bower_components/polymer/lib/mixins/gesture-event-listeners.html"&gt;</text:p>
      <text:p text:style-name="P61">&lt;link rel="import" href="../../bower_components/iron-form/iron-form.html"&gt;</text:p>
      <text:p text:style-name="P61">&lt;link rel="import" href="../../bower_components/vaadin-button/vaadin-button.html"&gt;</text:p>
      <text:p text:style-name="P61">&lt;link rel="import" href="../../bower_components/vaadin-text-field/vaadin-text-field.html"&gt;</text:p>
      <text:p text:style-name="P61">&lt;link rel="import" href="../../bower_components/vaadin-text-field/vaadin-password-field.html"&gt;</text:p>
      <text:p text:style-name="P61">&lt;link rel="import" href="../../bower_components/vaadin-ordered-layout/vaadin-vertical-layout.html"&gt;</text:p>
      <text:p text:style-name="P61"/>
      <text:p text:style-name="P61">&lt;dom-module id="sa-login-view"&gt;</text:p>
      <text:p text:style-name="P61"><text:s text:c="4"/>&lt;template&gt;</text:p>
      <text:p text:style-name="P61"><text:s text:c="8"/>&lt;div class="container"&gt;</text:p>
      <text:p text:style-name="P61"><text:s text:c="12"/>&lt;iron-form class="login" id="form" allow-redirect&gt; &lt;!-- <text:span text:style-name="T22">(1)</text:span> --&gt;</text:p>
      <text:p text:style-name="P61"><text:s text:c="16"/>&lt;form method="post" action="login"&gt; &lt;!-- <text:span text:style-name="T22">(2)</text:span> --&gt;</text:p>
      <text:p text:style-name="P61"><text:s text:c="20"/>&lt;vaadin-vertical-layout&gt;</text:p>
      <text:p text:style-name="P61"><text:soft-page-break/><text:s text:c="24"/>&lt;vaadin-text-field id="username" name="username" autofocus required&gt;&lt;/vaadin-text-field&gt;</text:p>
      <text:p text:style-name="P61"><text:s text:c="24"/>&lt;vaadin-password-field id="password" name="password" required&gt;&lt;/vaadin-password-field&gt;</text:p>
      <text:p text:style-name="P61"><text:s text:c="24"/>&lt;vaadin-button on-tap="login" theme="primary"&gt; &lt;!-- <text:span text:style-name="T22">(3)</text:span> --&gt;</text:p>
      <text:p text:style-name="P61"><text:s text:c="28"/>Login</text:p>
      <text:p text:style-name="P61"><text:s text:c="24"/>&lt;/vaadin-button&gt;</text:p>
      <text:p text:style-name="P61"><text:s text:c="20"/>&lt;/vaadin-vertical-layout&gt;</text:p>
      <text:p text:style-name="P61"><text:s text:c="16"/>&lt;/form&gt;</text:p>
      <text:p text:style-name="P61"><text:s text:c="12"/>&lt;/iron-form&gt;</text:p>
      <text:p text:style-name="P61"><text:s text:c="8"/>&lt;/div&gt;</text:p>
      <text:p text:style-name="P61"><text:s text:c="4"/>&lt;/template&gt;</text:p>
      <text:p text:style-name="P61"/>
      <text:p text:style-name="P61"><text:s text:c="4"/>&lt;script&gt;</text:p>
      <text:p text:style-name="P61"><text:s text:c="6"/>class LoginView extends Polymer.GestureEventListeners(Polymer.Element) {</text:p>
      <text:p text:style-name="P61"><text:s text:c="8"/>static get is() {</text:p>
      <text:p text:style-name="P61"><text:s text:c="10"/>return 'sa-login-view';</text:p>
      <text:p text:style-name="P61"><text:s text:c="8"/>}</text:p>
      <text:p text:style-name="P61"/>
      <text:p text:style-name="P61"><text:s text:c="8"/>login() { &lt;!-- <text:span text:style-name="T22">(4)</text:span> --&gt;</text:p>
      <text:p text:style-name="P61"><text:s text:c="10"/>if (!this.$.username.invalid &amp;&amp; !this.$.password.invalid) {</text:p>
      <text:p text:style-name="P61"><text:s text:c="12"/>this.$.form.submit();</text:p>
      <text:p text:style-name="P61"><text:s text:c="10"/>}</text:p>
      <text:p text:style-name="P61"><text:s text:c="8"/>}</text:p>
      <text:p text:style-name="P61"><text:s text:c="6"/>}</text:p>
      <text:p text:style-name="P61"/>
      <text:p text:style-name="P61"><text:s text:c="6"/>window.customElements.define(LoginView.is, LoginView);</text:p>
      <text:p text:style-name="P61"><text:s text:c="4"/>&lt;/script&gt;</text:p>
      <text:p text:style-name="P61">&lt;/dom-module&gt;</text:p>
      <text:p text:style-name="P65"/>
      <text:list xml:id="list2989892967" text:style-name="L9">
        <text:list-item>
          <text:p text:style-name="P34">Объявляет инкапсулирующую железную форму, разрешает перенаправления и делает форму доступной для ссылок.</text:p>
        </text:list-item>
        <text:list-item>
          <text:p text:style-name="P34">Объявляет фактическую HTML-форму и добавляет необходимые поля и кнопку.</text:p>
        </text:list-item>
        <text:list-item>
          <text:p text:style-name="P34">Кнопка вызывает какой-то перехватчик, чтобы можно было добавлять что-то свое…</text:p>
        </text:list-item>
        <text:list-item>
          <text:p text:style-name="P34">Что в этом случае выполняет некоторую оценку ввода на стороне клиента перед отправкой формы</text:p>
        </text:list-item>
      </text:list>
      <text:p text:style-name="P67"/>
      <text:p text:style-name="P78">Альтернатива 3: только для Java с компонентом LoginForm или LoginOverlay</text:p>
      <text:p text:style-name="P67"><text:line-break/>С выпуском Vaadin 13 мы теперь предоставляем чрезвычайно упрощенный способ получения формы входа с помощью специальных компонентов входа: Компонент <text:span text:style-name="T18">LoginOverlay</text:span> представляет собой полнофункциональный диалог входа в систему, с помощью которого <text:span text:style-name="T18">LoginForm</text:span> может быть интегрирован там, где вам это нужно. Подробности смотрите в документации.</text:p>
      <text:p text:style-name="P67"><text:line-break/>Их использование сводит весь <text:span text:style-name="T7">LoginView</text:span> к </text:p>
      <text:p text:style-name="P65"/>
      <text:p text:style-name="P61">@Tag("sa-login-view")</text:p>
      <text:p text:style-name="P61">@Route(value = LoginView.ROUTE)</text:p>
      <text:p text:style-name="P61">@PageTitle("Login")</text:p>
      <text:p text:style-name="P61"><text:span text:style-name="T7">public class</text:span> LoginView <text:span text:style-name="T7">extends</text:span> VerticalLayout {</text:p>
      <text:p text:style-name="P61"><text:s text:c="8"/><text:span text:style-name="T7">public</text:span> <text:span text:style-name="T7">static</text:span> <text:span text:style-name="T7">final</text:span> String ROUTE = "login";</text:p>
      <text:p text:style-name="P61"/>
      <text:p text:style-name="P61"><text:s text:c="8"/><text:span text:style-name="T7">private</text:span> LoginOverlay login = <text:span text:style-name="T7">new</text:span> LoginOverlay(); // <text:span text:style-name="T15">(1)</text:span></text:p>
      <text:p text:style-name="P61"><text:soft-page-break/></text:p>
      <text:p text:style-name="P61"><text:s text:c="8"/><text:span text:style-name="T7">public</text:span> LoginView(){</text:p>
      <text:p text:style-name="P61"><text:s text:c="12"/>login.setAction("login"); // <text:span text:style-name="T15">(2)</text:span></text:p>
      <text:p text:style-name="P61"><text:s text:c="12"/>login.setOpened(true); // <text:span text:style-name="T15">(3)</text:span></text:p>
      <text:p text:style-name="P61"><text:s text:c="12"/>login.setTitle("Spring Secured Vaadin");</text:p>
      <text:p text:style-name="P61"><text:s text:c="12"/>login.setDescription("Login Overlay Example");</text:p>
      <text:p text:style-name="P61"><text:s text:c="12"/>getElement().appendChild(login.getElement()); // <text:span text:style-name="T15">(4)</text:span></text:p>
      <text:p text:style-name="P61"><text:s text:c="8"/>}</text:p>
      <text:p text:style-name="P61">}</text:p>
      <text:p text:style-name="P65"/>
      <text:list xml:id="list1586906422" text:style-name="L10">
        <text:list-item>
          <text:p text:style-name="P35">Получает диалог.</text:p>
        </text:list-item>
        <text:list-item>
          <text:p text:style-name="P35">Устанавливает действие, иначе конечная точка Spring Security ожидает данные формы.</text:p>
        </text:list-item>
        <text:list-item>
          <text:p text:style-name="P35">Открывает диалоговое окно немедленно. В зависимости от поведения вашего приложения вы можете отложить открытие диалогового окна до некоторого взаимодействия с пользователем.</text:p>
        </text:list-item>
        <text:list-item>
          <text:p text:style-name="P35">Добавляет форму в представление. </text:p>
        </text:list-item>
      </text:list>
      <text:p text:style-name="P67"/>
      <text:p text:style-name="P62">@Tag("sa-login-view")</text:p>
      <text:p text:style-name="P62">@Route(value = LoginView.ROUTE)</text:p>
      <text:p text:style-name="P62">@PageTitle("Login")</text:p>
      <text:p text:style-name="P62"><text:span text:style-name="T7">public class</text:span> LoginView <text:span text:style-name="T7">extends</text:span> VerticalLayout {</text:p>
      <text:p text:style-name="P62"><text:s text:c="4"/><text:span text:style-name="T7">public static final</text:span> String ROUTE = "login";</text:p>
      <text:p text:style-name="P62"/>
      <text:p text:style-name="P62"><text:s text:c="4"/><text:span text:style-name="T7">private</text:span> LoginForm login = <text:span text:style-name="T7">new</text:span> LoginForm(); // <text:span text:style-name="T15">(1)</text:span></text:p>
      <text:p text:style-name="P62"/>
      <text:p text:style-name="P62"><text:s text:c="4"/><text:span text:style-name="T7">public</text:span> LoginView(){</text:p>
      <text:p text:style-name="P62"><text:s text:c="12"/>login.setAction("login"); // <text:span text:style-name="T15">(2)</text:span></text:p>
      <text:p text:style-name="P62"><text:s text:c="12"/>getElement().appendChild(login.getElement()); // <text:span text:style-name="T15">(3)</text:span></text:p>
      <text:p text:style-name="P62"><text:s text:c="4"/>}</text:p>
      <text:p text:style-name="P62">}</text:p>
      <text:p text:style-name="P67"/>
      <text:list xml:id="list1435894738" text:style-name="L11">
        <text:list-item>
          <text:p text:style-name="P36">Получает форму.</text:p>
        </text:list-item>
        <text:list-item>
          <text:p text:style-name="P36">Устанавливает действие, иначе конечная точка Spring Security ожидает данные формы.</text:p>
        </text:list-item>
        <text:list-item>
          <text:p text:style-name="P36">Добавляет форму в представление.</text:p>
        </text:list-item>
      </text:list>
      <text:p text:style-name="P82"><text:span text:style-name="T23"><text:line-break/></text:span><text:span text:style-name="T24">Прекрасно</text:span><text:span text:style-name="T23">!<text:line-break/><text:line-break/>В целом, все представленные подходы создают простую форму входа в систему, позволяющую пользователям вводить свои учетные данные и использовать кнопку для входа в приложение тем или иным способом.</text:span></text:p>
      <text:p text:style-name="P82"><text:span text:style-name="T23"><text:line-break/>Попробуйте их, запустив </text:span><text:span text:style-name="T18">mvn spring-boot: run</text:span><text:span text:style-name="T23"> и используйте настроенные учетные данные user / password. В случае успеха вы будете перенаправлены, и появится главный вид стартера Vaadin + Spring.</text:span></text:p>
      <text:p text:style-name="P83"><text:span text:style-name="T23"><text:line-break/></text:span><text:span text:style-name="T25">Обработка сбоев аутентификации</text:span></text:p>
      <text:p text:style-name="P82"><text:span text:style-name="T23"><text:line-break/>Магнус Конце спросил меня, как отобразить правильное сообщение об ошибке при неудачной попытке входа в систему. Самый простой подход - добавить параметр запроса к URL-адресу представления входа в систему в случае неудачной аутентификации и показать сообщение об ошибке в диалоговом окне входа в систему. </text:span></text:p>
      <text:p text:style-name="P65"/>
      <text:p text:style-name="P80">SecurityConfiguration.java </text:p>
      <text:p text:style-name="P61">@EnableWebSecurity</text:p>
      <text:p text:style-name="P61"><text:soft-page-break/>@Configuration</text:p>
      <text:p text:style-name="P61"><text:span text:style-name="T7">public class</text:span> SecurityConfiguration <text:span text:style-name="T7">extends</text:span> WebSecurityConfigurerAdapter {</text:p>
      <text:p text:style-name="P61"/>
      <text:p text:style-name="P61"><text:tab/><text:span text:style-name="T7">private static final</text:span> String LOGIN_PROCESSING_URL = "/login";</text:p>
      <text:p text:style-name="P61"><text:tab/><text:span text:style-name="T7">private static final</text:span> String LOGIN_FAILURE_URL = "/login?error"; // <text:span text:style-name="T15">(1)</text:span></text:p>
      <text:p text:style-name="P61"><text:tab/><text:span text:style-name="T7">private static final</text:span> String LOGIN_URL = "/login";</text:p>
      <text:p text:style-name="P61"><text:tab/><text:span text:style-name="T7">private static final</text:span> String LOGOUT_SUCCESS_URL = "/login";</text:p>
      <text:p text:style-name="P60"/>
      <text:list xml:id="list3016958" text:style-name="L12">
        <text:list-item>
          <text:p text:style-name="P14"><text:span text:style-name="T23">Добавляет пустой параметр запроса к URL-адресу ошибки входа. </text:span></text:p>
        </text:list-item>
      </text:list>
      <text:p text:style-name="P65"/>
      <text:p text:style-name="P80">LoginView.java </text:p>
      <text:p text:style-name="P61">@Tag("sa-login-view")</text:p>
      <text:p text:style-name="P61">@Route(value = LoginView.ROUTE)</text:p>
      <text:p text:style-name="P61">@PageTitle("Login")</text:p>
      <text:p text:style-name="P61"><text:span text:style-name="T7">public class</text:span> LoginView <text:span text:style-name="T7">extends</text:span> VerticalLayout <text:span text:style-name="T7">implements</text:span> BeforeEnterObserver { // <text:span text:style-name="T15">(1)</text:span></text:p>
      <text:p text:style-name="P61"><text:tab/><text:span text:style-name="T7">public static final</text:span> String ROUTE = "login";</text:p>
      <text:p text:style-name="P61"/>
      <text:p text:style-name="P61"><text:tab/><text:span text:style-name="T7">private</text:span> LoginForm login = <text:span text:style-name="T7">new</text:span> LoginForm();</text:p>
      <text:p text:style-name="P61"/>
      <text:p text:style-name="P61"><text:tab/><text:span text:style-name="T7">public</text:span> LoginView(){</text:p>
      <text:p text:style-name="P61"><text:tab/><text:tab/>login.setAction("login");</text:p>
      <text:p text:style-name="P61"><text:tab/><text:tab/>getElement().appendChild(login.getElement());</text:p>
      <text:p text:style-name="P61"><text:tab/>}</text:p>
      <text:p text:style-name="P61"/>
      <text:p text:style-name="P61"><text:tab/>@Override</text:p>
      <text:p text:style-name="P61"><text:tab/><text:span text:style-name="T7">public void</text:span> beforeEnter(BeforeEnterEvent event) { // <text:span text:style-name="T15">(2)</text:span></text:p>
      <text:p text:style-name="P61"><text:tab/><text:tab/>// inform the user about an authentication error</text:p>
      <text:p text:style-name="P61"><text:tab/><text:tab/>// (yes, the API for resolving query parameters is annoying...)</text:p>
      <text:p text:style-name="P61"><text:tab/><text:tab/><text:span text:style-name="T7">if</text:span>(!event.getLocation().getQueryParameters().getParameters().getOrDefault("error", Collections.emptyList()).isEmpty()) {</text:p>
      <text:p text:style-name="P61"><text:tab/><text:tab/><text:tab/>login.setError(true); // <text:span text:style-name="T15">(3)</text:span></text:p>
      <text:p text:style-name="P61"><text:tab/><text:tab/>}</text:p>
      <text:p text:style-name="P61"><text:tab/>}</text:p>
      <text:p text:style-name="P61">}</text:p>
      <text:p text:style-name="P65"/>
      <text:list xml:id="list703234618" text:style-name="L13">
        <text:list-item>
          <text:p text:style-name="P37">Позволяет получать события навигации до визуализации представления.</text:p>
        </text:list-item>
        <text:list-item>
          <text:p text:style-name="P37"><text:span text:style-name="T18">BeforeEnterEvent</text:span> дает нам доступ к параметрам запроса.</text:p>
        </text:list-item>
        <text:list-item>
          <text:p text:style-name="P37">Показывает сообщение об ошибке по умолчанию, которое диалоговое окно входа предоставляет из коробки.</text:p>
        </text:list-item>
      </text:list>
      <text:p text:style-name="P67"><text:line-break/>Как вы заметили, этот пример основан на альтернативе 3, обсужденной выше, но тот же подход можно использовать и для двух других альтернатив.</text:p>
      <text:p text:style-name="P83"><text:span text:style-name="T23"><text:line-break/></text:span><text:span text:style-name="T7">Аутентификация Spring Security без перезагрузки страницы для лучшего UX</text:span></text:p>
      <text:p text:style-name="P82"/>
      <text:p text:style-name="P68">После изучения различных способов создания форм входа и отправки данных в конечную точку Spring Security, мы теперь объясним, как пройти аутентификацию без перезагрузки страницы. Такой подход заставит нас немного глубже изучить процесс входа в систему, который предоставляет Spring Security, запустив этап аутентификации вручную и самостоятельно позаботившись об успехе и обработке ошибок.</text:p>
      <text:p text:style-name="P68"><text:line-break/>Я большой поклонник простоты, особенно когда дело касается безопасности. Вот почему я всегда немного беспокоюсь, когда нам приходится писать дополнительный код для удобства <text:soft-page-break/>входа пользователя. Кроме того, я хочу указать, что это работает только для вашего собственного входа с учетными данными. Если вы хотите использовать систему единого входа (SSO) - что в настоящее время является естественным и довольно безопасным подходом - вы не сможете избежать перенаправления.</text:p>
      <text:p text:style-name="P68"><text:line-break/>Как и в случае с примерами на основе форм, мы сохраним требования простыми: пользователи должны пройти аутентификацию для доступа к любой странице и будут перенаправлены в представление входа в систему, если не аутентифицированы.</text:p>
      <text:p text:style-name="P68"/>
      <text:p text:style-name="P68">Мы должны расширить конфигурацию безопасности, чтобы получить доступ к bean-компоненту администратора аутентификации и кешу запросов: </text:p>
      <text:p text:style-name="P68"/>
      <text:p text:style-name="P68"><text:span text:style-name="Source_20_Text"><text:span text:style-name="Strong_20_Emphasis"><text:span text:style-name="T27">SecurityConfiguration.java</text:span></text:span></text:span><text:span text:style-name="T30"> </text:span></text:p>
      <text:p text:style-name="P62">@Bean</text:p>
      <text:p text:style-name="P62">@Override</text:p>
      <text:p text:style-name="P62"><text:span text:style-name="T7">public</text:span> AuthenticationManager authenticationManagerBean() <text:span text:style-name="T7">throws</text:span> Exception { // <text:span text:style-name="T16">(1)</text:span></text:p>
      <text:p text:style-name="P62"><text:s text:c="4"/><text:span text:style-name="T7">return</text:span> super.authenticationManagerBean();</text:p>
      <text:p text:style-name="P62">}</text:p>
      <text:p text:style-name="P62"/>
      <text:p text:style-name="P62">@Bean</text:p>
      <text:p text:style-name="P62"><text:span text:style-name="T7">public</text:span> CustomRequestCache requestCache() { //<text:span text:style-name="T7"> </text:span><text:span text:style-name="T16">(2)</text:span></text:p>
      <text:p text:style-name="P62"><text:s text:c="5"/><text:span text:style-name="T7">return</text:span> <text:span text:style-name="T7">new</text:span> CustomRequestCache();</text:p>
      <text:p text:style-name="P62">}</text:p>
      <text:p text:style-name="P62"/>
      <text:p text:style-name="P62">/**</text:p>
      <text:p text:style-name="P62"><text:s/>* Require login to access internal pages and configure login form.</text:p>
      <text:p text:style-name="P62"><text:s/>*/</text:p>
      <text:p text:style-name="P62">@Override</text:p>
      <text:p text:style-name="P62"><text:span text:style-name="T7">protected void</text:span> configure(HttpSecurity http) <text:span text:style-name="T7">throws</text:span> Exception {</text:p>
      <text:p text:style-name="P62"><text:s text:c="4"/>// Not using Spring CSRF here to be able to use plain HTML for the login page</text:p>
      <text:p text:style-name="P62"><text:s text:c="4"/>http.csrf().disable()</text:p>
      <text:p text:style-name="P62"/>
      <text:p text:style-name="P62"><text:s text:c="12"/>// Register our CustomRequestCache that saves unauthorized access attempts, so</text:p>
      <text:p text:style-name="P62"><text:s text:c="12"/>// the user is redirected after login.</text:p>
      <text:p text:style-name="P62"><text:s text:c="12"/>.requestCache().requestCache(new CustomRequestCache())</text:p>
      <text:p text:style-name="P62"/>
      <text:p text:style-name="P62"><text:s text:c="12"/>// Restrict access to our application.</text:p>
      <text:p text:style-name="P62"><text:s text:c="12"/>.and().authorizeRequests()</text:p>
      <text:p text:style-name="P62"/>
      <text:p text:style-name="P62"><text:s text:c="12"/>// Allow all flow internal requests.</text:p>
      <text:p text:style-name="P62"><text:s text:c="12"/>.requestMatchers(SecurityUtils::isFrameworkInternalRequest).permitAll()</text:p>
      <text:p text:style-name="P62"/>
      <text:p text:style-name="P62"><text:s text:c="12"/>// Allow all requests by logged in users.</text:p>
      <text:p text:style-name="P62"><text:s text:c="12"/>.anyRequest().authenticated()</text:p>
      <text:p text:style-name="P62"/>
      <text:p text:style-name="P62"><text:s text:c="12"/>// Configure the login page.</text:p>
      <text:p text:style-name="P62"><text:s text:c="12"/>.and().formLogin().loginPage("/" + LoginView.ROUTE).permitAll() // <text:span text:style-name="T16">(3)</text:span></text:p>
      <text:p text:style-name="P62"/>
      <text:p text:style-name="P62"><text:s text:c="12"/>// Configure logout</text:p>
      <text:p text:style-name="P62"><text:s text:c="12"/>.and().logout().logoutSuccessUrl(LOGOUT_SUCCESS_URL);</text:p>
      <text:p text:style-name="P62">}</text:p>
      <text:list xml:id="list199987537" text:style-name="L14">
        <text:list-item>
          <text:p text:style-name="P38">Начиная с SpringBoot 2, bean-компонент диспетчера аутентификации должен быть открыт вручную.</text:p>
        </text:list-item>
        <text:list-item>
          <text:p text:style-name="P38">Мы также должны предоставить кеш настраиваемых запросов, чтобы получить к нему доступ в нашем представлении входа в систему.</text:p>
        </text:list-item>
        <text:list-item>
          <text:p text:style-name="P38"><text:soft-page-break/>Мы оставляем форму входа в систему полуактивированной, даже если мы не используем ее напрямую. Это заставляет Spring Security заботиться о перенаправлениях.</text:p>
        </text:list-item>
      </text:list>
      <text:p text:style-name="P68"><text:line-break/>Кэш настраиваемых запросов нуждается в некоторых расширениях для легкого извлечения URL-адреса перенаправления. Он расширяет <text:span text:style-name="T18">HttpSessionRequestCache</text:span>, который внутренне сохраняет сохраненный запрос как <text:span text:style-name="T18">DefaultSavedRequest</text:span> в сеансе. Вот почему безопасно использовать <text:span text:style-name="T18">SavedRequest</text:span>.</text:p>
      <text:p text:style-name="P68"><text:line-break/><text:span text:style-name="T29">CustomRequestCache.java </text:span></text:p>
      <text:p text:style-name="P61"><text:span text:style-name="T7">public</text:span> String resolveRedirectUrl() {</text:p>
      <text:p text:style-name="P61"><text:s text:c="4"/>SavedRequest savedRequest = getRequest(VaadinServletRequest.getCurrent().getHttpServletRequest(), VaadinServletResponse.getCurrent().getHttpServletResponse());</text:p>
      <text:p text:style-name="P61"><text:s text:c="4"/><text:span text:style-name="T7">if</text:span>(savedRequest instanceof DefaultSavedRequest) {</text:p>
      <text:p text:style-name="P61"><text:s text:c="8"/><text:span text:style-name="T7">final</text:span> String requestURI = ((DefaultSavedRequest) savedRequest).getRequestURI(); // <text:span text:style-name="T16">(1)</text:span></text:p>
      <text:p text:style-name="P61"><text:s text:c="8"/>// check for valid URI and prevent redirecting to the login view</text:p>
      <text:p text:style-name="P61"><text:s text:c="8"/><text:span text:style-name="T7">if</text:span> (requestURI != <text:span text:style-name="T7">null</text:span> &amp;&amp; !requestURI.isEmpty() <text:span text:style-name="T7">&amp;&amp;</text:span> !requestURI.contains(LoginView.ROUTE)) { // <text:span text:style-name="T16">(2)</text:span></text:p>
      <text:p text:style-name="P61"><text:s text:c="12"/><text:span text:style-name="T7">return</text:span> requestURI.startsWith("/") ? requestURI.substring(1) : requestURI; // <text:span text:style-name="T16">(3)</text:span></text:p>
      <text:p text:style-name="P61"><text:s text:c="8"/>}</text:p>
      <text:p text:style-name="P61"><text:s text:c="4"/>}</text:p>
      <text:p text:style-name="P61"/>
      <text:p text:style-name="P61"><text:s text:c="4"/>// if everything fails, redirect to the main view</text:p>
      <text:p text:style-name="P61"><text:s text:c="4"/><text:span text:style-name="T7">return</text:span> "";</text:p>
      <text:p text:style-name="P61">}</text:p>
      <text:p text:style-name="P65"/>
      <text:list xml:id="list638548785" text:style-name="L15">
        <text:list-item>
          <text:p text:style-name="P39">Здесь мы используем наш настраиваемый кеш запросов, чтобы получить сохраненный URL-адрес перенаправления.</text:p>
        </text:list-item>
        <text:list-item>
          <text:p text:style-name="P39">Поскольку запрос сохраняется в Spring Security только в исключительных случаях (пользователь не вошел в систему), мы гарантируем, что здесь мы не столкнемся с NPE. Кроме того, мы предотвращаем перенаправление в представление входа в систему.</text:p>
        </text:list-item>
        <text:list-item>
          <text:p text:style-name="P39">Некоторые попытки удовлетворить Ui.navigate (), который ожидает относительные ссылки без косой черты.</text:p>
        </text:list-item>
      </text:list>
      <text:p text:style-name="P68"><text:line-break/>Наконец, мы соберем все вместе в самом представлении входа в систему:</text:p>
      <text:p text:style-name="P68"><text:line-break/><text:span text:style-name="T29">LoginView.java </text:span></text:p>
      <text:p text:style-name="P61">@Tag("sa-login-view")</text:p>
      <text:p text:style-name="P61">@Route(value = LoginView.ROUTE)</text:p>
      <text:p text:style-name="P61">@PageTitle("Login")</text:p>
      <text:p text:style-name="P61"><text:span text:style-name="T7">public class</text:span> LoginView <text:span text:style-name="T7">extends</text:span> VerticalLayout {</text:p>
      <text:p text:style-name="P61"><text:s text:c="4"/><text:span text:style-name="T7">public static final</text:span> String ROUTE = "login";</text:p>
      <text:p text:style-name="P61"/>
      <text:p text:style-name="P61"><text:s text:c="4"/><text:span text:style-name="T7">private</text:span> LoginOverlay login = <text:span text:style-name="T7">new</text:span> LoginOverlay(); // <text:span text:style-name="T16">(1)</text:span></text:p>
      <text:p text:style-name="P61"/>
      <text:p text:style-name="P61"><text:s text:c="4"/>@Autowired</text:p>
      <text:p text:style-name="P61"><text:s text:c="4"/><text:span text:style-name="T7">public</text:span> LoginView(AuthenticationManager authenticationManager, // <text:span text:style-name="T16">(2)</text:span></text:p>
      <text:p text:style-name="P61"><text:s text:c="21"/>CustomRequestCache requestCache) {</text:p>
      <text:p text:style-name="P61"><text:s text:c="8"/>// configures login dialog and adds it to the main view</text:p>
      <text:p text:style-name="P61"><text:s text:c="8"/>login.setOpened(true);</text:p>
      <text:p text:style-name="P61"><text:s text:c="8"/>login.setTitle("Spring Secured Vaadin");</text:p>
      <text:p text:style-name="P61"><text:soft-page-break/><text:s text:c="8"/>login.setDescription("Login Overlay Example");</text:p>
      <text:p text:style-name="P61"/>
      <text:p text:style-name="P61"><text:s text:c="8"/>add(login);</text:p>
      <text:p text:style-name="P61"/>
      <text:p text:style-name="P61"><text:s text:c="8"/>login.addLoginListener(e -&gt; { // <text:span text:style-name="T16">(3)</text:span></text:p>
      <text:p text:style-name="P61"><text:s text:c="12"/><text:span text:style-name="T7">try</text:span> {</text:p>
      <text:p text:style-name="P61"><text:s text:c="16"/>// try to authenticate with given credentials, should always return not null or throw an {@link AuthenticationException}</text:p>
      <text:p text:style-name="P61"><text:s text:c="16"/><text:span text:style-name="T7">final</text:span> Authentication authentication = authenticationManager</text:p>
      <text:p text:style-name="P61"><text:s text:c="20"/>.authenticate(new UsernamePasswordAuthenticationToken(e.getUsername(), e.getPassword())); // <text:span text:style-name="T16">(4)</text:span></text:p>
      <text:p text:style-name="P61"/>
      <text:p text:style-name="P61"><text:s text:c="16"/>// if authentication was successful we will update the security context and redirect to the page requested first</text:p>
      <text:p text:style-name="P61"><text:s text:c="16"/>SecurityContextHolder.getContext().setAuthentication(authentication); // <text:span text:style-name="T16">(5)</text:span></text:p>
      <text:p text:style-name="P61"><text:s text:c="16"/>login.close(); // <text:span text:style-name="T16">(6)</text:span></text:p>
      <text:p text:style-name="P61"><text:s text:c="16"/>UI.getCurrent().navigate(requestCache.resolveRedirectUrl()); // <text:span text:style-name="T16">(7)</text:span></text:p>
      <text:p text:style-name="P61"/>
      <text:p text:style-name="P61"><text:s text:c="12"/>} <text:span text:style-name="T7">catch</text:span> (AuthenticationException ex) { // <text:span text:style-name="T16">(8)</text:span></text:p>
      <text:p text:style-name="P61"><text:s text:c="8"/>// show default error message</text:p>
      <text:p text:style-name="P61"><text:s text:c="8"/>// Note: You should not expose any detailed information here like "username is known but password is wrong"</text:p>
      <text:p text:style-name="P61"><text:s text:c="8"/>// as it weakens security.</text:p>
      <text:p text:style-name="P61"><text:s text:c="16"/>login.setError(<text:span text:style-name="T7">true</text:span>);</text:p>
      <text:p text:style-name="P61"><text:s text:c="12"/>}</text:p>
      <text:p text:style-name="P61"><text:s text:c="8"/>});</text:p>
      <text:p text:style-name="P61"><text:s text:c="4"/>}</text:p>
      <text:p text:style-name="P61">}</text:p>
      <text:p text:style-name="P65"/>
      <text:list xml:id="list154189632" text:style-name="L16">
        <text:list-item>
          <text:p text:style-name="P40">Давайте воспользуемся замечательным компонентом диалога входа в систему, который предоставляет Ваадин.</text:p>
        </text:list-item>
        <text:list-item>
          <text:p text:style-name="P40">Залить необходимые бобы. <text:span text:style-name="T18">AuthenticationManager</text:span> любезно запрашивает подтверждение входа в систему и <text:span text:style-name="T18">requestCache</text:span> для получения URL-адреса перенаправления.</text:p>
        </text:list-item>
        <text:list-item>
          <text:p text:style-name="P40">Компонент позволяет зарегистрировать прослушиватель входа в систему, который дает доступ к предоставленному имени пользователя и паролю.</text:p>
        </text:list-item>
        <text:list-item>
          <text:p text:style-name="P40">Запускает процесс аутентификации с создания объекта запроса аутентификации и позволяет менеджеру сделать все остальное. В случае успеха мы получаем полностью настроенный объект аутентификации.</text:p>
        </text:list-item>
        <text:list-item>
          <text:p text:style-name="P40">Мы должны зарегистрировать объект аутентификации в контексте безопасности вручную, чтобы Spring Security был доволен и осведомлен об этом.</text:p>
        </text:list-item>
        <text:list-item>
          <text:p text:style-name="P40">Если аутентификация прошла успешно, не забудьте закрыть диалог. В противном случае вы не увидите много своих просмотров.</text:p>
        </text:list-item>
        <text:list-item>
          <text:p text:style-name="P40">Разрешите URL-адрес перенаправления и перейдите к месту.</text:p>
        </text:list-item>
        <text:list-item>
          <text:p text:style-name="P40">Если аутентификация не удалась, мы сообщим об этом пользователю через диалог. Всегда полезно давать как можно меньше информации.</text:p>
        </text:list-item>
      </text:list>
      <text:p text:style-name="P68"><text:line-break/>Это оно. Теперь запустите <text:span text:style-name="T18">mvn spring-boot: run</text:span> и откройте localhost:8080. Вы будете перенаправлены в представление входа в систему, сможете предоставить учетные данные и впоследствии будете перенаправлены обратно в корень. Вы также можете попробовать такие URL-адреса, как localhost:8080/path-not-exists. Поскольку мы не реализовали какие-либо изощренные средства проверки перенаправления, вы столкнетесь с 404-страницами по умолчанию Vaadin. </text:p>
      <text:p text:style-name="P65"/>
      <text:p text:style-name="P76"><text:soft-page-break/>Настройка детального контроля доступа </text:p>
      <text:p text:style-name="P65"/>
      <text:p text:style-name="P69">Сейчас все наши примеры знают только о двух состояниях: пользователь аутентифицирован или нет. С некоторыми дополнениями к слушателю пользовательского интерфейса, который мы уже зарегистрировали для обеспечения безопасности навигации по маршрутизатору, мы сможем преодолеть эти ограничения. В итоге у нас будет две разные роли: одна для обычных пользователей, другая для администраторов, а также административное представление, к которому имеют доступ только администраторы.</text:p>
      <text:p text:style-name="P69"><text:line-break/>Начнем с создания пользователей. Опять же, для простоты мы используем пользователей в памяти: </text:p>
      <text:p text:style-name="P65"/>
      <text:p text:style-name="P80">SecurityConfiguration.java </text:p>
      <text:p text:style-name="P61">@Bean</text:p>
      <text:p text:style-name="P61">@Override</text:p>
      <text:p text:style-name="P61"><text:span text:style-name="T7">public</text:span> UserDetailsService userDetailsService() {</text:p>
      <text:p text:style-name="P61"><text:s text:c="4"/>// typical logged in user with some privileges</text:p>
      <text:p text:style-name="P61"><text:s text:c="4"/>UserDetails normalUser =</text:p>
      <text:p text:style-name="P61"><text:s text:c="8"/>User.withUsername("user")</text:p>
      <text:p text:style-name="P61"><text:s text:c="12"/>.password("{noop}password")</text:p>
      <text:p text:style-name="P61"><text:s text:c="12"/>.roles("User")</text:p>
      <text:p text:style-name="P61"><text:s text:c="12"/>.build();</text:p>
      <text:p text:style-name="P61"/>
      <text:p text:style-name="P61"><text:s text:c="4"/>// admin user with all privileges</text:p>
      <text:p text:style-name="P61"><text:s text:c="4"/>UserDetails adminUser =</text:p>
      <text:p text:style-name="P61"><text:s text:c="8"/>User.withUsername("admin")</text:p>
      <text:p text:style-name="P61"><text:s text:c="12"/>.password("{noop}password")</text:p>
      <text:p text:style-name="P61"><text:s text:c="12"/>.roles("User", "Admin")</text:p>
      <text:p text:style-name="P61"><text:s text:c="12"/>.build();</text:p>
      <text:p text:style-name="P61"/>
      <text:p text:style-name="P61"><text:s text:c="4"/><text:span text:style-name="T7">return new</text:span> InMemoryUserDetailsManager(normalUser, adminUser);</text:p>
      <text:p text:style-name="P61">}</text:p>
      <text:p text:style-name="P65"/>
      <text:p text:style-name="P69">Как вы можете видеть, <text:span text:style-name="T18">normalUser</text:span> имеет только роль «User», а <text:span text:style-name="T18">adminUser</text:span> получил дополнительно роль «Admin».</text:p>
      <text:p text:style-name="P69"><text:line-break/>Следующим шагом является обновление глобального прослушивателя пользовательского интерфейса для перенаправления в случае отказа в доступе. </text:p>
      <text:p text:style-name="P65"/>
      <text:p text:style-name="P80">ConfigureUIServiceInitListener.java </text:p>
      <text:p text:style-name="P60"><text:span text:style-name="T7">private void</text:span> beforeEnter(BeforeEnterEvent event) {</text:p>
      <text:p text:style-name="P60"><text:s text:c="4"/><text:span text:style-name="T7">if</text:span>(!SecurityUtils.isAccessGranted(event.getNavigationTarget())) { //<text:span text:style-name="T7"> </text:span><text:span text:style-name="T8">(1)</text:span></text:p>
      <text:p text:style-name="P60"><text:s text:c="8"/><text:span text:style-name="T7">if</text:span>(SecurityUtils.isUserLoggedIn()) { // <text:span text:style-name="T8">(2)</text:span></text:p>
      <text:p text:style-name="P60"><text:s text:c="12"/>event.rerouteToError(NotFoundException.class); // <text:span text:style-name="T8">(3)</text:span></text:p>
      <text:p text:style-name="P60"><text:s text:c="8"/>} <text:span text:style-name="T7">else</text:span> {</text:p>
      <text:p text:style-name="P60"><text:s text:c="12"/>event.rerouteTo(LoginView.class); // <text:span text:style-name="T8">(4)</text:span></text:p>
      <text:p text:style-name="P60"><text:s text:c="8"/>}</text:p>
      <text:p text:style-name="P60"><text:s text:c="4"/>}</text:p>
      <text:p text:style-name="P60"><text:s text:c="4"/>// <text:span text:style-name="T8">(5)</text:span></text:p>
      <text:p text:style-name="P60">}</text:p>
      <text:p text:style-name="P65"/>
      <text:list xml:id="list3722554914" text:style-name="L17">
        <text:list-item>
          <text:p text:style-name="P41">Делегирует проверки контроля доступа некоторому помощнику.</text:p>
        </text:list-item>
        <text:list-item>
          <text:p text:style-name="P41">В доступе отказано, давайте проверим, вошел ли пользователь вообще.</text:p>
        </text:list-item>
        <text:list-item>
          <text:p text:style-name="P41"><text:soft-page-break/>Пользователь вошел в систему, но не имеет необходимых полномочий. Скройте представление, представив, что это ошибка 404. Перенаправление к некоторому представлению с отказом в доступе, конечно, тоже возможно.</text:p>
        </text:list-item>
        <text:list-item>
          <text:p text:style-name="P41">В случае, если пользователь не вошел в систему, мы просто перенаправляем в представление входа в систему.</text:p>
        </text:list-item>
        <text:list-item>
          <text:p text:style-name="P41">Не попадайте в <text:span text:style-name="T7">StackOverflowError</text:span>. Убедитесь, что вы не всегда меняете маршрут.</text:p>
        </text:list-item>
      </text:list>
      <text:p text:style-name="P69"/>
      <text:p text:style-name="P69">После понимания поведения перенаправления мы должны обсудить саму проверку контроля доступа:</text:p>
      <text:p text:style-name="P69"><text:line-break/><text:span text:style-name="T29">SecurityUtils.java </text:span></text:p>
      <text:p text:style-name="P61">public static boolean isAccessGranted(Class&lt;?&gt; securedClass) {</text:p>
      <text:p text:style-name="P61"><text:s text:c="4"/>// Allow if no roles are required.</text:p>
      <text:p text:style-name="P61"><text:s text:c="4"/>Secured secured = AnnotationUtils.findAnnotation(securedClass, Secured.class);</text:p>
      <text:p text:style-name="P61"><text:s text:c="4"/><text:span text:style-name="T7">if</text:span> (secured == <text:span text:style-name="T7">null</text:span>) {</text:p>
      <text:p text:style-name="P61"><text:s text:c="8"/><text:span text:style-name="T7">return true</text:span>; // <text:span text:style-name="T8">(1)</text:span></text:p>
      <text:p text:style-name="P61"><text:s text:c="4"/>}</text:p>
      <text:p text:style-name="P61"/>
      <text:p text:style-name="P61"><text:s text:c="4"/>// lookup needed role in user roles</text:p>
      <text:p text:style-name="P61"><text:s text:c="4"/>List&lt;String&gt; allowedRoles = Arrays.asList(secured.value());</text:p>
      <text:p text:style-name="P61"><text:s text:c="4"/>Authentication userAuthentication = SecurityContextHolder.getContext().getAuthentication();</text:p>
      <text:p text:style-name="P61"><text:s text:c="4"/>return userAuthentication.getAuthorities().stream() // <text:span text:style-name="T8">(2)</text:span></text:p>
      <text:p text:style-name="P61"><text:s text:c="12"/>.map(GrantedAuthority::getAuthority)</text:p>
      <text:p text:style-name="P61"><text:s text:c="12"/>.anyMatch(allowedRoles::contains);</text:p>
      <text:p text:style-name="P61">}</text:p>
      <text:p text:style-name="P61"/>
      <text:p text:style-name="P61"><text:span text:style-name="T7">public static boolean</text:span> isUserLoggedIn() {</text:p>
      <text:p text:style-name="P61"><text:s text:c="4"/>Authentication authentication = SecurityContextHolder.getContext().getAuthentication();</text:p>
      <text:p text:style-name="P61"><text:s text:c="4"/><text:span text:style-name="T7">return</text:span> authentication != <text:span text:style-name="T7">null</text:span></text:p>
      <text:p text:style-name="P61"><text:s text:c="8"/><text:span text:style-name="T7">&amp;&amp;</text:span> !(authentication instanceof AnonymousAuthenticationToken) // <text:span text:style-name="T8">(3)</text:span></text:p>
      <text:p text:style-name="P61"><text:s text:c="8"/><text:span text:style-name="T7">&amp;&amp;</text:span> authentication.isAuthenticated();</text:p>
      <text:p text:style-name="P61">}</text:p>
      <text:p text:style-name="P65"/>
      <text:list xml:id="list1127563196" text:style-name="L18">
        <text:list-item>
          <text:p text:style-name="P42">Предоставьте доступ, если вид не защищен.</text:p>
        </text:list-item>
        <text:list-item>
          <text:p text:style-name="P42">Переберите все права доступа, которые есть у пользователя, и проверьте, можно ли предоставить доступ.</text:p>
        </text:list-item>
        <text:list-item>
          <text:p text:style-name="P42">Не забудьте проверить, не назначается ли <text:span text:style-name="T18">AnonymousAuthenticationToken</text:span> Spring Security по умолчанию незарегистрированным пользователям.</text:p>
        </text:list-item>
      </text:list>
      <text:p text:style-name="P69"><text:line-break/>Как вы уже могли заметить, мы используем аннотацию <text:span text:style-name="T18">@Secured</text:span> для настройки ролей, необходимых для доступа к представлениям. Конечно, вам решать, есть ли у пользователя доступ или нет. Например, также возможно использование некоторого файла свойств для определения необходимых предварительных условий для доступа к представлению. Все зависит от вашей реализации <text:span text:style-name="T18">isAccessGranted ()</text:span>.</text:p>
      <text:p text:style-name="P69"><text:line-break/><text:span text:style-name="T29">AdminView.java </text:span></text:p>
      <text:p text:style-name="P60">@Route("/admin")</text:p>
      <text:p text:style-name="P60">@Secured("ROLE_Admin") // <text:span text:style-name="T8">(1)</text:span></text:p>
      <text:p text:style-name="P60"><text:span text:style-name="T7">public class</text:span> AdminView <text:span text:style-name="T7">extends</text:span> VerticalLayout {</text:p>
      <text:p text:style-name="P60"><text:s text:c="4"/>@Autowired</text:p>
      <text:p text:style-name="P60"><text:s text:c="4"/><text:span text:style-name="T7">public</text:span> AdminView() {</text:p>
      <text:p text:style-name="P60"><text:s text:c="8"/>Label label = <text:span text:style-name="T7">new</text:span> Label("Looks like you are admin!");</text:p>
      <text:p text:style-name="P60"><text:s text:c="8"/>add(label);</text:p>
      <text:p text:style-name="P60"><text:soft-page-break/><text:s text:c="4"/>}</text:p>
      <text:p text:style-name="P60"/>
      <text:p text:style-name="P60">}</text:p>
      <text:p text:style-name="P65"/>
      <text:list xml:id="list2097411634" text:style-name="L20">
        <text:list-item>
          <text:p text:style-name="P15"><text:span text:style-name="T23">Здесь вы можете увидеть </text:span><text:span text:style-name="T18">@Secured</text:span><text:span text:style-name="T23"> в действии. Имейте в виду, что Spring Security ожидает префикс </text:span><text:span text:style-name="T18">ROLE_</text:span><text:span text:style-name="T23">.</text:span></text:p>
        </text:list-item>
      </text:list>
      <text:p text:style-name="P69"><text:line-break/>Сделанный. Давайте запустим приложение через mvn spring-boot: запустим и поиграем с разными пользователями. Вы не должны иметь доступ к любому представлению без входа в систему, а / admin должен быть доступен только тогда, когда вы входите в систему как администратор.</text:p>
      <text:p text:style-name="P72"><text:line-break/><text:span text:style-name="T7">Если вы хотите заставить людей всегда входить в систему для доступа к вашим представлениям…</text:span></text:p>
      <text:p text:style-name="P69"><text:line-break/>Прямо сейчас все представления, которые не защищены <text:span text:style-name="T18">@Secured</text:span>, общедоступны. Если вы хотите, чтобы люди входили в систему перед доступом к какой-либо странице, вам нужно будет проверить состояние входа <text:span text:style-name="T18">(2)</text:span>, но также убедитесь, что представление входа в систему всегда доступно <text:span text:style-name="T18">(1)</text:span>:</text:p>
      <text:p text:style-name="P69"><text:line-break/><text:span text:style-name="T29">SecurityUtils.java </text:span></text:p>
      <text:p text:style-name="P60"><text:span text:style-name="T7">public static boolean</text:span> isAccessGranted(Class&lt;?&gt; securedClass) {</text:p>
      <text:p text:style-name="P60"><text:s text:c="4"/><text:span text:style-name="T7">if</text:span>(LoginView.class.equals(securedClass)) { // <text:span text:style-name="T8">(1)</text:span></text:p>
      <text:p text:style-name="P60"><text:s text:c="8"/><text:span text:style-name="T7">return true</text:span>;</text:p>
      <text:p text:style-name="P60"><text:s text:c="4"/>}</text:p>
      <text:p text:style-name="P60"/>
      <text:p text:style-name="P60"><text:s text:c="4"/><text:span text:style-name="T7">if</text:span>(!isUserLoggedIn()) { // <text:span text:style-name="T8">(2)</text:span></text:p>
      <text:p text:style-name="P60"><text:s text:c="8"/><text:span text:style-name="T7">return false</text:span>;</text:p>
      <text:p text:style-name="P60"><text:s text:c="4"/>}</text:p>
      <text:p text:style-name="P60"/>
      <text:p text:style-name="P60"><text:s text:c="4"/>// Allow if no roles are required.</text:p>
      <text:p text:style-name="P60"><text:s text:c="4"/>Secured secured = AnnotationUtils.findAnnotation(securedClass, Secured.class);</text:p>
      <text:p text:style-name="P60"><text:s text:c="4"/><text:span text:style-name="T7">if</text:span> (secured == <text:span text:style-name="T7">null</text:span>) {</text:p>
      <text:p text:style-name="P60"/>
      <text:p text:style-name="P60"><text:s text:c="4"/>// [...]</text:p>
      <text:p text:style-name="P60">}</text:p>
      <text:p text:style-name="P65"/>
      <text:p text:style-name="P76">Используйте ILAY для детального контроля доступа в приложениях Vaadin </text:p>
      <text:p text:style-name="P65"/>
      <text:p text:style-name="P70">В предыдущем руководстве мы реализовали управление доступом на основе представления с помощью простого Vaadin. Поскольку нам не нравится шаблонный код, но нравится его гибкость, мы предлагаем использовать ILAY, <text:span text:style-name="T18">плагин Vaadin, не зависящий от структуры безопасности</text:span>.</text:p>
      <text:p text:style-name="P70"><text:line-break/>Как и наша предыдущая реализация, <text:span text:style-name="T18">ILAY работает на основе аннотаций и требует от вас определения оценщиков доступа</text:span>.</text:p>
      <text:p text:style-name="P70"><text:line-break/>Для начала добавьте необходимую зависимость Maven.</text:p>
      <text:p text:style-name="P70"><text:line-break/><text:span text:style-name="T29">pom.xml</text:span> </text:p>
      <text:p text:style-name="P60">&lt;dependency&gt;</text:p>
      <text:p text:style-name="P60"><text:s text:c="4"/>&lt;groupId&gt;org.ilay&lt;/groupId&gt;</text:p>
      <text:p text:style-name="P60"><text:s text:c="4"/>&lt;artifactId&gt;ilay&lt;/artifactId&gt;</text:p>
      <text:p text:style-name="P60"><text:s text:c="4"/>&lt;version&gt;3.0-Final&lt;/version&gt;</text:p>
      <text:p text:style-name="P60"><text:soft-page-break/>&lt;/dependency&gt;</text:p>
      <text:p text:style-name="P65"/>
      <text:p text:style-name="P70">Затем давайте определим аннотацию, которую мы можем использовать для представлений.</text:p>
      <text:p text:style-name="P70"><text:line-break/><text:span text:style-name="T29">SecuredByRole.java</text:span> </text:p>
      <text:p text:style-name="P60">@NavigationAnnotation(RoleBasedEvaluator.class) // <text:span text:style-name="T9">(1)</text:span></text:p>
      <text:p text:style-name="P60">@Retention(RetentionPolicy.RUNTIME)</text:p>
      <text:p text:style-name="P60"><text:span text:style-name="T7">public</text:span> @interface SecuredByRole {</text:p>
      <text:p text:style-name="P60"><text:s text:c="4"/>String value() <text:span text:style-name="T7">default</text:span> ""; // <text:span text:style-name="T9">(2)</text:span></text:p>
      <text:p text:style-name="P60">}</text:p>
      <text:p text:style-name="P65"/>
      <text:list xml:id="list683115658" text:style-name="L21">
        <text:list-item>
          <text:p text:style-name="P43">Связывает нашу аннотацию с оценщиком доступа. Это объясняется ниже.</text:p>
        </text:list-item>
        <text:list-item>
          <text:p text:style-name="P43">Вам решать, на каких данных будет основана ваша проверка доступа. Здесь достаточно названия роли.</text:p>
        </text:list-item>
      </text:list>
      <text:p text:style-name="P70"><text:line-break/>А теперь мы можем начать с определения оценщика доступа. Как и в предыдущем уроке, мы реализуем ролевую охрану.</text:p>
      <text:p text:style-name="P70"><text:line-break/><text:span text:style-name="T29">RoleBasedEvaluator.java</text:span> </text:p>
      <text:p text:style-name="P60"><text:span text:style-name="T7">public class</text:span> RoleBasedEvaluator <text:span text:style-name="T7">implements</text:span> AccessEvaluator&lt;SecuredByRole&gt; { // <text:span text:style-name="T9">(1)</text:span></text:p>
      <text:p text:style-name="P60"><text:s text:c="4"/>@Override</text:p>
      <text:p text:style-name="P60"><text:s text:c="4"/><text:span text:style-name="T7">public</text:span> Access evaluate(Location location, Class navigationTarget, SecuredByRole annotation) { // <text:span text:style-name="T9">(2)</text:span></text:p>
      <text:p text:style-name="P60"><text:s text:c="8"/><text:span text:style-name="T7">if</text:span>(!SecurityUtils.isAccessGranted(navigationTarget, annotation)) {</text:p>
      <text:p text:style-name="P60"><text:s text:c="12"/><text:span text:style-name="T7">if</text:span>(SecurityUtils.isUserLoggedIn()) {</text:p>
      <text:p text:style-name="P60"><text:s text:c="16"/><text:span text:style-name="T7">return</text:span> Access.restricted(NotFoundException.class); // <text:span text:style-name="T9">(3)</text:span></text:p>
      <text:p text:style-name="P60"><text:s text:c="12"/>} <text:span text:style-name="T7">else</text:span> {</text:p>
      <text:p text:style-name="P60"><text:s text:c="16"/><text:span text:style-name="T7">return</text:span> Access.restricted(LoginView.ROUTE); // <text:span text:style-name="T9">(4)</text:span></text:p>
      <text:p text:style-name="P60"><text:s text:c="12"/>}</text:p>
      <text:p text:style-name="P60"><text:s text:c="8"/>}</text:p>
      <text:p text:style-name="P60"/>
      <text:p text:style-name="P60"><text:s text:c="8"/><text:span text:style-name="T7">return</text:span> Access.granted(); // <text:span text:style-name="T9">(5)</text:span></text:p>
      <text:p text:style-name="P60"><text:s text:c="4"/>}</text:p>
      <text:p text:style-name="P60">}</text:p>
      <text:p text:style-name="P65"/>
      <text:list xml:id="list210261004" text:style-name="L22">
        <text:list-item>
          <text:p text:style-name="P44">Наши оценщики доступа должны реализовать интерфейс <text:span text:style-name="T18">AccessEvaluator</text:span> и определить соответствующую аннотацию.</text:p>
        </text:list-item>
        <text:list-item>
          <text:p text:style-name="P44">ILAY предоставляет вам всю необходимую информацию + вашу пользовательскую аннотацию, чтобы решить, отказать или предоставить доступ.</text:p>
        </text:list-item>
        <text:list-item>
          <text:p text:style-name="P44">Использует помощников класса <text:span text:style-name="T18">Access</text:span> для ограничения доступа с помощью исключения и позволяет Vaadin обрабатывать перенаправление.</text:p>
        </text:list-item>
        <text:list-item>
          <text:p text:style-name="P44">Использует помощников класса <text:span text:style-name="T18">Access</text:span> для ограничения доступа и перенаправления в представление входа в систему (определение класса представления входа пока невозможно)</text:p>
        </text:list-item>
        <text:list-item>
          <text:p text:style-name="P44">Вроде все в порядке, давайте предоставим доступ к просмотру.</text:p>
        </text:list-item>
      </text:list>
      <text:p text:style-name="P70"><text:line-break/>Теперь нам нужно использовать аннотацию. Иначе это не будет так весело!</text:p>
      <text:p text:style-name="P70"><text:line-break/><text:span text:style-name="T29">RoleBasedEvaluator.java</text:span> </text:p>
      <text:p text:style-name="P60">@Route</text:p>
      <text:p text:style-name="P60">@SecuredByRole("ROLE_Admin") // <text:span text:style-name="T9">(1)</text:span></text:p>
      <text:p text:style-name="P60"><text:span text:style-name="T7">public class</text:span> AdminView <text:span text:style-name="T7">extends</text:span> VerticalLayout {</text:p>
      <text:p text:style-name="P60"><text:s text:c="4"/>@Autowired</text:p>
      <text:p text:style-name="P60"><text:s text:c="4"/><text:span text:style-name="T7">public</text:span> AdminView() {</text:p>
      <text:p text:style-name="P60"><text:soft-page-break/><text:s text:c="8"/>Label label = <text:span text:style-name="T7">new</text:span> Label("Looks like you are admin!");</text:p>
      <text:p text:style-name="P60"><text:s text:c="8"/>add(label);</text:p>
      <text:p text:style-name="P60"><text:s text:c="4"/>}</text:p>
      <text:p text:style-name="P60"/>
      <text:p text:style-name="P60">}</text:p>
      <text:p text:style-name="P65"/>
      <text:list xml:id="list4124409054" text:style-name="L23">
        <text:list-item>
          <text:p text:style-name="P16"><text:span text:style-name="T23">Вот оно! Только администраторы должны иметь доступ к панели администратора.</text:span></text:p>
        </text:list-item>
      </text:list>
      <text:p text:style-name="P70"><text:line-break/>Уууу, вот и все. Как обычно, мы подготовили демонстрационное приложение, просто проверьте ветку <text:span text:style-name="T18">login-overlay-form-ilay</text:span> и выполните <text:span text:style-name="T18">mvn spring-boot: run</text:span>.</text:p>
      <text:p text:style-name="P70"><text:line-break/>PS: Я слышал слухи, что в этом приложении есть бэкдор, вы можете проверить код. </text:p>
      <text:p text:style-name="P70"/>
      <text:p text:style-name="P79"><text:span text:style-name="T32">С</text:span>пецпредложения <text:span text:style-name="T2">Spring Sequrity</text:span></text:p>
      <text:p text:style-name="P65"/>
      <text:p text:style-name="P70">Это руководство не похоже на другие: оно посвящено явным ответам на ваши вопросы. В нем рассматриваются вопросы, которые возникают снова и снова, и на них лучше всего отвечать на примерах, а не на комментариях. Мы покрываем:</text:p>
      <text:p text:style-name="P70"/>
      <text:list xml:id="list2270494653" text:style-name="L24">
        <text:list-item>
          <text:p text:style-name="P45">Механизм Vaadin Push.</text:p>
        </text:list-item>
        <text:list-item>
          <text:p text:style-name="P45">Как получить действительный контекст безопасности в компоненте загрузки Vaadin.</text:p>
        </text:list-item>
        <text:list-item>
          <text:p text:style-name="P45">Как изменить контекст сервлета приложения.</text:p>
        </text:list-item>
        <text:list-item>
          <text:p text:style-name="P45">Выход из системы.</text:p>
        </text:list-item>
        <text:list-item>
          <text:p text:style-name="P45">Как запомнить пользователей.</text:p>
        </text:list-item>
        <text:list-item>
          <text:p text:style-name="P45">Использование представления входа в систему Spring Thymeleaf.</text:p>
        </text:list-item>
      </text:list>
      <text:p text:style-name="P70"/>
      <text:p text:style-name="P70">Мы планируем публиковать решения новых проблем по мере их возникновения. Мы также обновим этот контент на основе ваших комментариев. Итак, давайте начнем с толкания.</text:p>
      <text:p text:style-name="P73"><text:line-break/><text:span text:style-name="T7">Отправка Vaadin на стороне сервера клиенту</text:span></text:p>
      <text:p text:style-name="P70"><text:line-break/>В большинстве случаев пользовательский интерфейс приложения Vaadin обновляется только по запросу клиента, когда пользовательский интерфейс доступен и заблокирован. Клиент более или менее извлекает данные по запросам пользователей. Но, конечно, есть много случаев, особенно если вы идете реактивно, когда сервер должен отправлять данные клиенту. Vaadin поддерживает это с помощью протокола WebSocket. Хорошо то, что механизм транспорта по умолчанию в Vaadin 14 - это <text:span text:style-name="T18">WEBSOCKET_XHR</text:span>: это напрямую переводится как «WebSocket для сервера на клиент и XHR для клиента на сервер». Это означает, что транспортный уровень клиент-сервер не изменяется и обрабатывается нашей цепочкой фильтров Spring Security.</text:p>
      <text:p text:style-name="P70"><text:line-break/>Начнем с включения Push для <text:span text:style-name="T18">MainView</text:span>:</text:p>
      <text:p text:style-name="P70"><text:line-break/><text:span text:style-name="T29">MainView.java</text:span> </text:p>
      <text:p text:style-name="P61">@Push // <text:span text:style-name="T9">(1)</text:span></text:p>
      <text:p text:style-name="P61">@Route</text:p>
      <text:p text:style-name="P61">@PWA(name = "Project Base for Vaadin Flow with Spring", shortName = "Project Base")</text:p>
      <text:p text:style-name="P61"><text:span text:style-name="T7">public class</text:span> MainView <text:span text:style-name="T7">extends</text:span> VerticalLayout {</text:p>
      <text:p text:style-name="P61">[…]</text:p>
      <text:p text:style-name="P60"/>
      <text:list xml:id="list1099762476" text:style-name="L25">
        <text:list-item>
          <text:p text:style-name="P17"><text:span text:style-name="T23">Как указано выше, значения по умолчанию в порядке, и теперь мы можем начать передачу данных с сервера клиенту в главном представлении.</text:span></text:p>
        </text:list-item>
      </text:list>
      <text:p text:style-name="P70"><text:line-break/><text:span text:style-name="T29">MainView.java</text:span> </text:p>
      <text:p text:style-name="P61"><text:soft-page-break/><text:span text:style-name="T7">public</text:span> MainView(@Autowired MessageBean bean) {</text:p>
      <text:p text:style-name="P61"><text:s text:c="4"/><text:span text:style-name="T7">final</text:span> Button button = <text:span text:style-name="T7">new</text:span> Button("Click me", e -&gt; {</text:p>
      <text:p text:style-name="P61"><text:s text:c="8"/>Notification.show(bean.getMessage());</text:p>
      <text:p text:style-name="P61"><text:s text:c="8"/><text:span text:style-name="T7">final</text:span> UI ui = UI.getCurrent(); // <text:span text:style-name="T9">(1)</text:span></text:p>
      <text:p text:style-name="P61"><text:s text:c="8"/>ExecutorService executor = Executors.newSingleThreadExecutor(); // <text:span text:style-name="T9">(2)</text:span></text:p>
      <text:p text:style-name="P61"><text:s text:c="8"/>executor.submit(() -&gt; {</text:p>
      <text:p text:style-name="P61"><text:s text:c="12"/>doHeavyStuff(); // <text:span text:style-name="T9">(3)</text:span></text:p>
      <text:p text:style-name="P61"><text:s text:c="12"/>ui.access(() -&gt; { // <text:span text:style-name="T9">(4)</text:span></text:p>
      <text:p text:style-name="P61"><text:s text:c="16"/>Notification.show("Calculation done"); // <text:span text:style-name="T9">(5)</text:span></text:p>
      <text:p text:style-name="P61"><text:s text:c="12"/>});</text:p>
      <text:p text:style-name="P61"><text:s text:c="8"/>});</text:p>
      <text:p text:style-name="P61"><text:s text:c="4"/>});</text:p>
      <text:p text:style-name="P61"><text:s text:c="4"/>add(button);</text:p>
      <text:p text:style-name="P61"><text:s text:c="4"/>// simple link to the logout endpoint provided by Spring Security</text:p>
      <text:p text:style-name="P61"><text:s text:c="4"/>Element logoutLink = ElementFactory.createAnchor("logout", "Logout");</text:p>
      <text:p text:style-name="P61"><text:s text:c="4"/>getElement().appendChild(logoutLink);</text:p>
      <text:p text:style-name="P61">}</text:p>
      <text:p text:style-name="P65"/>
      <text:list xml:id="list206423039" text:style-name="L26">
        <text:list-item>
          <text:p text:style-name="P46">Это, наверное, самая сложная часть. Нам нужна ссылка на пользовательский интерфейс, поскольку мы не можем получить к нему доступ из фонового потока.</text:p>
        </text:list-item>
        <text:list-item>
          <text:p text:style-name="P46">Это дает вам некоторую резервную копию Java для выполнения фоновых задач.</text:p>
        </text:list-item>
        <text:list-item>
          <text:p text:style-name="P46">В данном случае «тяжелые вещи» - это сон на некоторое время.</text:p>
        </text:list-item>
        <text:list-item>
          <text:p text:style-name="P46">Это обеспечивает монопольный доступ к пользовательскому интерфейсу (нет, это не большая блокировка ядра).</text:p>
        </text:list-item>
        <text:list-item>
          <text:p text:style-name="P46">Сделайте что-нибудь, для чего обязательно нужен UI.</text:p>
        </text:list-item>
      </text:list>
      <text:p text:style-name="P70"/>
      <text:p text:style-name="P70">Вау, вот и все. Вы можете попробовать, просмотрев</text:p>
      <text:p text:style-name="P70">https://github.com/vaadin-learning-center/spring-secured-vaadin/tree/server-push </text:p>
      <text:p text:style-name="P70">и запустив веб-приложение обычным способом.</text:p>
      <text:p text:style-name="P73"><text:line-break/><text:span text:style-name="T7">Можете ли вы доверять Vaadin Upload?</text:span></text:p>
      <text:p text:style-name="P70"><text:line-break/>Да, можно, но только после изменения конфигурации безопасности. В этом разделе мы расскажем, как получить инициализированный контекст безопасности в слушателях компонента Vaadin Upload. Использовать компонент Vaadin Upload очень просто:</text:p>
      <text:p text:style-name="P70"><text:line-break/><text:span text:style-name="T29">MainView.java</text:span> </text:p>
      <text:p text:style-name="P61">MemoryBuffer buffer = <text:span text:style-name="T7">new</text:span> MemoryBuffer();</text:p>
      <text:p text:style-name="P61">Upload upload = <text:span text:style-name="T7">new</text:span> Upload(buffer);</text:p>
      <text:p text:style-name="P61">add(upload);</text:p>
      <text:p text:style-name="P61">upload.addSucceededListener(e -&gt; { // <text:span text:style-name="T9">(1)</text:span></text:p>
      <text:p text:style-name="P61"><text:s text:c="3"/>Authentication authentication = SecurityContextHolder.getContext().getAuthentication(); // <text:span text:style-name="T9">(2)</text:span></text:p>
      <text:p text:style-name="P61"><text:s text:c="3"/>Notification.show(String.format("Upload finished: %s for %sauthenticated user ", e.getFileName(), authentication == <text:span text:style-name="T7">null</text:span> ? "non-" : "")); // <text:span text:style-name="T9">(3)</text:span></text:p>
      <text:p text:style-name="P61">});</text:p>
      <text:p text:style-name="P65"/>
      <text:list xml:id="list1037781215" text:style-name="L27">
        <text:list-item>
          <text:p text:style-name="P47">Добавляет слушателя успеха.</text:p>
        </text:list-item>
        <text:list-item>
          <text:p text:style-name="P47">Получает объект аутентификации с помощью простых утилит Spring Security. Никакой магии.</text:p>
        </text:list-item>
        <text:list-item>
          <text:p text:style-name="P47">Показывает сообщение, содержащее имя файла и информацию о состоянии аутентификации.</text:p>
        </text:list-item>
      </text:list>
      <text:p text:style-name="P70"><text:line-break/>Если вы запустите код без дальнейших изменений, вы никогда не получите объект <text:soft-page-break/>аутентификации. Это связано с тем, что наша конфигурация Spring Security полностью игнорирует запросы к / VAADIN, поэтому вы не получаете инициализированный контекст безопасности. Чтобы исправить это, вам нужно убедиться, что запросы к / VAADIN также обрабатываются цепочкой фильтров:</text:p>
      <text:p text:style-name="P70"><text:line-break/><text:span text:style-name="T29">SecurityConfiguration.java</text:span> </text:p>
      <text:p text:style-name="P61"><text:span text:style-name="T7">protected</text:span> <text:span text:style-name="T7">void</text:span> configure(HttpSecurity http) <text:span text:style-name="T7">throws</text:span> Exception {</text:p>
      <text:p text:style-name="P61"><text:s text:c="4"/>// Not using Spring CSRF here to be able to use plain HTML for the login page</text:p>
      <text:p text:style-name="P61"><text:s text:c="4"/>http.csrf().disable()</text:p>
      <text:p text:style-name="P61"/>
      <text:p text:style-name="P61"><text:s text:c="4"/>// Register our CustomRequestCache that saves unauthorized access attempts, so</text:p>
      <text:p text:style-name="P61"><text:s text:c="4"/>// the user is redirected after login.</text:p>
      <text:p text:style-name="P61"><text:s text:c="4"/>.requestCache().requestCache(new CustomRequestCache())</text:p>
      <text:p text:style-name="P61"/>
      <text:p text:style-name="P61"><text:s text:c="4"/>// Restrict access to our application.</text:p>
      <text:p text:style-name="P61"><text:s text:c="4"/>.and().authorizeRequests()</text:p>
      <text:p text:style-name="P61"/>
      <text:p text:style-name="P61"><text:s text:c="4"/>// Allow all flow internal requests.</text:p>
      <text:p text:style-name="P61"><text:s text:c="4"/>.requestMatchers(SecurityUtils::isFrameworkInternalRequest).permitAll()</text:p>
      <text:p text:style-name="P61"/>
      <text:p text:style-name="P61"><text:s text:c="4"/>// Vaadin Flow static resources</text:p>
      <text:p text:style-name="P61"><text:s text:c="4"/>// Now, those requests are handled by Spring Security's filter chain which results in a fully initialized</text:p>
      <text:p text:style-name="P61"><text:s text:c="4"/>// security context. This is used in the upload's success listener to do additional authentication checks for example.</text:p>
      <text:p text:style-name="P61"><text:s text:c="4"/>.antMatchers("/VAADIN/**").permitAll() // <text:span text:style-name="T9">(1)</text:span></text:p>
      <text:p text:style-name="P61"/>
      <text:p text:style-name="P61"><text:s text:c="4"/>// Allow all requests by logged in users.</text:p>
      <text:p text:style-name="P61"><text:s text:c="4"/>.anyRequest().authenticated()</text:p>
      <text:p text:style-name="P61"/>
      <text:p text:style-name="P61">[...]</text:p>
      <text:p text:style-name="P65"/>
      <text:list xml:id="list2433577183" text:style-name="L28">
        <text:list-item>
          <text:p text:style-name="P18"><text:span text:style-name="T23">Перемещение фильтра для / VAADIN из </text:span><text:span text:style-name="T18">configure(WebSecurity web)</text:span><text:span text:style-name="T23"> в </text:span><text:span text:style-name="T18">configure(HttpSecurity http)</text:span><text:span text:style-name="T23"> гарантирует, что Spring Security проверяет запросы и может инициализировать контекст.</text:span></text:p>
        </text:list-item>
      </text:list>
      <text:p text:style-name="P70"><text:line-break/>Теперь уведомление изменится и сообщит вам, что объект аутентификации был успешно разрешен. Код здесь: https://github.com/vaadin-learning-center/spring-secured-vaadin/tree/login-overlay-form-authenticated-upload, попробуйте! Хорошо, перейдем к следующему вопросу:</text:p>
      <text:p text:style-name="P73"><text:line-break/><text:span text:style-name="T7">Изменение пути контекста или просто сопоставления URL-адресов</text:span></text:p>
      <text:p text:style-name="P70"><text:line-break/>Перво-наперво! Эта тема требует пояснений для лучшего понимания. Изменения пути к контексту влияют на все приложение и все его сервлеты. Это означает, что если вы измените путь контекста на <text:span text:style-name="T18">/deadbeef</text:span>, все ваши сервлеты, независимо от их собственного сопоставления URL-адресов, будут доступны только по URL-адресам, начинающимся с <text:span text:style-name="T18">/deadbeef</text:span>. Spring Boot предоставляет свойство <text:span text:style-name="T18">server.servlet.context-path</text:span> для настройки этого. С другой стороны, отображение URL устанавливается для каждого сервлета. Поскольку вы используете Spring Boot, вы обычно используете метод bean-компонента регистрации сервлета для определения сопоставления URL-адресов. Поскольку Vaadin самостоятельно регистрирует сервлет, предоставляется свойство конфигурации <text:span text:style-name="T18">vaadin.urlMapping</text:span>. Опять же, это влияет только на сервлет Vaadin. Например, Spring Security не знает об этом и по-прежнему перенаправляет на <text:span text:style-name="T18">/login</text:span> вместо <text:span text:style-name="T18">/your-vaadin-servlet-mapping/login</text:span>. Это означает, что вам необходимо обновить конфигурацию безопасности, если вы измените сопоставление <text:soft-page-break/>URL-адресов. Для меня, какой вариант использовать, - это вопрос личных предпочтений. Поскольку я предпочитаю, чтобы жизнь была простой, в приложениях Spring Boot у меня обычно есть только один сервлет на приложение. В этом сценарии лучше всего использовать свойство server.servlet.context-path. Но, конечно, есть много вариантов использования, в которых управление несколькими сервлетами в одном приложении имеет гораздо больший смысл. Не стесняйтесь использовать любой подход, который хотите, но не забудьте обновить конфигурацию безопасности!</text:p>
      <text:p text:style-name="P73"><text:line-break/><text:span text:style-name="T7">Вытащи меня отсюда</text:span></text:p>
      <text:p text:style-name="P70"><text:line-break/>Мы всегда говорим о входе в систему, но никогда о выходе из системы. С точки зрения безопасности выход из системы еще важнее. Вам необходимо полностью избавиться от контекста безопасности, чтобы другие не могли (повторно) использовать его. Я предпочитаю использовать конечные точки, предоставляемые Spring Security, и в приведенных ниже примерах предполагается, что это было определено:</text:p>
      <text:p text:style-name="P70"><text:line-break/><text:span text:style-name="T29">SecurityConfiguration.java</text:span> </text:p>
      <text:p text:style-name="P61">@Override</text:p>
      <text:p text:style-name="P61"><text:span text:style-name="T7">protected void </text:span>configure(HttpSecurity http) <text:span text:style-name="T7">throws</text:span> Exception {</text:p>
      <text:p text:style-name="P61"/>
      <text:p text:style-name="P61"><text:s text:c="4"/>[...]</text:p>
      <text:p text:style-name="P61"/>
      <text:p text:style-name="P61"><text:tab/><text:tab/>// Configure logout</text:p>
      <text:p text:style-name="P61"><text:tab/><text:tab/>.and().logout().logoutSuccessUrl(LOGOUT_SUCCESS_URL); // <text:span text:style-name="T9">(1)</text:span></text:p>
      <text:p text:style-name="P61">}</text:p>
      <text:p text:style-name="P65"/>
      <text:list xml:id="list861512433" text:style-name="L29">
        <text:list-item>
          <text:p text:style-name="P19"><text:span text:style-name="T23">Включает конечную точку /logout и после этого перенаправляет на </text:span><text:span text:style-name="T18">LOGOUT_SUCCESS_URL</text:span><text:span text:style-name="T23">. Подробности смотрите в документации Spring Security.</text:span></text:p>
        </text:list-item>
      </text:list>
      <text:p text:style-name="P70"><text:line-break/>Затем мы должны иметь возможность перенаправить пользователя на конечную точку. Эта часть нетривиальна, поскольку маршрутизатор Ваадина не знает ни одного представления, которое соответствует конечной точке выхода из системы, предоставленной Spring Security, и просто игнорирует запрос. На самом деле это хорошо, поскольку Spring Security в любом случае ожидает запроса полной страницы. К счастью, Vaadin обеспечивает низкоуровневый доступ и позволяет легко добавлять элемент привязки с помощью Java:</text:p>
      <text:p text:style-name="P70"><text:line-break/><text:span text:style-name="T29">MainView.java</text:span> </text:p>
      <text:p text:style-name="P60"><text:span text:style-name="T7">public</text:span> MainView(@Autowired MessageBean bean) {</text:p>
      <text:p text:style-name="P60"><text:s text:c="4"/>[...]</text:p>
      <text:p text:style-name="P60"><text:s text:c="4"/>// simple link to the logout endpoint provided by Spring Security</text:p>
      <text:p text:style-name="P60"><text:s text:c="4"/>Element logoutLink = ElementFactory.createAnchor("logout", "Logout"); // <text:span text:style-name="T9">(1)</text:span></text:p>
      <text:p text:style-name="P60"><text:s text:c="4"/>getElement().appendChild(logoutLink); // <text:span text:style-name="T9">(2)</text:span></text:p>
      <text:p text:style-name="P60">}</text:p>
      <text:p text:style-name="P65"/>
      <text:list xml:id="list1518136336" text:style-name="L30">
        <text:list-item>
          <text:p text:style-name="P48">Просит фабрику элементов создать элемент привязки.</text:p>
        </text:list-item>
        <text:list-item>
          <text:p text:style-name="P48">Добавляет его к основному виду.</text:p>
        </text:list-item>
      </text:list>
      <text:p text:style-name="P70"/>
      <text:p text:style-name="P70">Тот же подход работает и для шаблонов Polymer, просто добавьте элемент привязки декларативно.</text:p>
      <text:p text:style-name="P73"><text:line-break/><text:span text:style-name="T7">Запомни меня</text:span></text:p>
      <text:p text:style-name="P70"><text:line-break/>Если вы хотите, чтобы ваши пользователи оставались авторизованными, даже если сеанс уже <text:soft-page-break/>был разрушен, Spring Security предоставляет готовую поддержку для файлов cookie «запомнить меня». Вам просто нужно активировать его в конфигурации безопасности:</text:p>
      <text:p text:style-name="P70"><text:line-break/><text:span text:style-name="T29">SecurityConfiguration.java</text:span> </text:p>
      <text:p text:style-name="P60">@Override</text:p>
      <text:p text:style-name="P60"><text:span text:style-name="T7">protected void </text:span>configure(HttpSecurity http) throws Exception {</text:p>
      <text:p text:style-name="P60"/>
      <text:p text:style-name="P60"><text:s text:c="4"/>[...]</text:p>
      <text:p text:style-name="P60"><text:s text:c="4"/>// Configure remember me cookie</text:p>
      <text:p text:style-name="P60"><text:s text:c="4"/>.and().rememberMe().key("pssssst").alwaysRemember(true) // <text:span text:style-name="T9">(1)</text:span></text:p>
      <text:p text:style-name="P60">}</text:p>
      <text:p text:style-name="P65"/>
      <text:list xml:id="list2959119850" text:style-name="L31">
        <text:list-item>
          <text:p text:style-name="P20"><text:span text:style-name="T23">Это включает службы «запомнить меня», предоставляемые Spring Security, определяет ключ для конкретного приложения и активирует его по умолчанию.</text:span></text:p>
        </text:list-item>
      </text:list>
      <text:p text:style-name="P71"><text:line-break/>И это уже все!</text:p>
      <text:p text:style-name="P71"><text:line-break/>Вы можете задаться вопросом, почему всегда активируется «Запомнить меня». Это скрывает проблему, связанную с тем, что в нашем текущем диалоговом окне входа в систему еще не установлен флажок «Запомнить меня». Пожалуйста, проголосуйте! Если необходимо установить флажок, вы должны использовать настраиваемую форму входа или использовать низкоуровневый API для доступа и расширения внутренней формы.</text:p>
      <text:p text:style-name="P74"><text:line-break/><text:span text:style-name="T7">Используйте представление входа в систему Spring Thymeleaf</text:span></text:p>
      <text:p text:style-name="P71"><text:line-break/>Давным-давно один из наших пользователей задал следующий вопрос</text:p>
      <text:p text:style-name="P71"><text:line-break/>[…] Интересно, представляет ли это угрозу безопасности в виде DoS-уязвимости? Каждый запрос создает сеанс Vaadin, в котором все связанные с ним серверные структуры (пользовательский интерфейс и т. Д.) Поглощают память. Для общедоступного сайта кажется, что было бы довольно легко завалить сервер запросами страницы входа, не так ли?</text:p>
      <text:p text:style-name="P75">- Морган Питткин</text:p>
      <text:p text:style-name="P71"/>
      <text:p text:style-name="P71">Это меня беспокоит в течение некоторого времени, и единственный способ, который я могу придумать, чтобы смягчить проблему в самом веб-приложении, - это не использовать Vaadin для представления входа в систему. Вместо этого вводится форма входа на основе Thymeleaf. Помимо добавления еще одной технологии в ваш стек технологий, это также означает, что вам придется самостоятельно настраивать диалоговое окно входа в систему.</text:p>
      <text:p text:style-name="P71"><text:line-break/>Чтобы получить поддержку Thymeleaf, мы сначала должны добавить необходимую зависимость:</text:p>
      <text:p text:style-name="P71"><text:line-break/><text:span text:style-name="T29">pom.xml</text:span> </text:p>
      <text:p text:style-name="P60">&lt;dependency&gt;</text:p>
      <text:p text:style-name="P60"><text:s text:c="2"/>&lt;groupId&gt;org.springframework.boot&lt;/groupId&gt;</text:p>
      <text:p text:style-name="P60"><text:s text:c="2"/>&lt;artifactId&gt;spring-boot-starter-thymeleaf&lt;/artifactId&gt;</text:p>
      <text:p text:style-name="P60">&lt;/dependency&gt;</text:p>
      <text:p text:style-name="P65"/>
      <text:p text:style-name="P71">Во-вторых, мы должны позаботиться о конфигурации Web MVC:</text:p>
      <text:p text:style-name="P71"><text:line-break/><text:span text:style-name="T29">WebConfig.java</text:span> </text:p>
      <text:p text:style-name="P60">@EnableWebMvc // <text:span text:style-name="T10">(1)</text:span></text:p>
      <text:p text:style-name="P60">@Component</text:p>
      <text:p text:style-name="P60"><text:span text:style-name="T7">public class</text:span> WebConfig <text:span text:style-name="T7">implements</text:span> WebMvcConfigurer {</text:p>
      <text:p text:style-name="P60"><text:soft-page-break/><text:s text:c="2"/>@Override</text:p>
      <text:p text:style-name="P60"><text:s text:c="2"/><text:span text:style-name="T7">public void</text:span> addViewControllers(ViewControllerRegistry registry) { // <text:span text:style-name="T10">(2)</text:span></text:p>
      <text:p text:style-name="P60"><text:s text:c="4"/>registry.addViewController("/login").setViewName("login"); // <text:span text:style-name="T10">(3)</text:span></text:p>
      <text:p text:style-name="P60"><text:s text:c="4"/>registry.setOrder(Ordered.HIGHEST_PRECEDENCE);</text:p>
      <text:p text:style-name="P60"><text:s text:c="2"/>}</text:p>
      <text:p text:style-name="P60">}</text:p>
      <text:p text:style-name="P65"/>
      <text:list xml:id="list165730224" text:style-name="L32">
        <text:list-item>
          <text:p text:style-name="P49">Включает Web MVC.</text:p>
        </text:list-item>
        <text:list-item>
          <text:p text:style-name="P49">Вместо реализации класса контроллера используется реестр контроллера представления.</text:p>
        </text:list-item>
        <text:list-item>
          <text:p text:style-name="P49">Регистрирует контроллер представления на лету, настраивает путь его запроса и имя представления для загрузки.</text:p>
        </text:list-item>
      </text:list>
      <text:p text:style-name="P71"><text:line-break/>Наконец, необходимо реализовать шаблон представления входа в систему и по соглашению поместить в папку <text:span text:style-name="T18">src/main/resources/templates/</text:span>.</text:p>
      <text:p text:style-name="P71"><text:line-break/><text:span text:style-name="T29">login.html</text:span> </text:p>
      <text:p text:style-name="P60">&lt;html xmlns:th="https://www.thymeleaf.org"&gt;</text:p>
      <text:p text:style-name="P60">&lt;bod&gt;</text:p>
      <text:p text:style-name="P60"><text:s text:c="2"/>&lt;title&gt;Spring Secured Vaadin&lt;/title&gt;</text:p>
      <text:p text:style-name="P60"><text:s text:c="2"/>&lt;div th:fragment="content"&gt;</text:p>
      <text:p text:style-name="P60"><text:s text:c="4"/>&lt;form name="f" th:action="@{/login}" method="post"&gt;</text:p>
      <text:p text:style-name="P60"><text:s text:c="6"/>&lt;fieldset&gt;</text:p>
      <text:p text:style-name="P60"><text:s text:c="8"/>&lt;legend&gt;Please Login&lt;/legend&gt;</text:p>
      <text:p text:style-name="P60"><text:s text:c="8"/>&lt;div th:if="${param.error}" class="alert alert-error"&gt;</text:p>
      <text:p text:style-name="P60"><text:s text:c="8"/>Invalid username and password.</text:p>
      <text:p text:style-name="P60"><text:s text:c="8"/>&lt;/div&gt;</text:p>
      <text:p text:style-name="P60"><text:s text:c="8"/>&lt;div th:if="${param.logout}" class="alert alert-success"&gt;</text:p>
      <text:p text:style-name="P60"><text:s text:c="8"/>You have been logged out.</text:p>
      <text:p text:style-name="P60"><text:s text:c="8"/>&lt;/div&gt;</text:p>
      <text:p text:style-name="P60"><text:s text:c="8"/>&lt;label for="username"&gt;Username&lt;/label&gt;</text:p>
      <text:p text:style-name="P60"><text:s text:c="8"/>&lt;input type="text" id="username" name="username"/&gt;</text:p>
      <text:p text:style-name="P60"><text:s text:c="8"/>&lt;label for="password"&gt;Password&lt;/label&gt;</text:p>
      <text:p text:style-name="P60"><text:s text:c="8"/>&lt;input type="password" id="password" name="password"/&gt;</text:p>
      <text:p text:style-name="P60"><text:s text:c="8"/>&lt;div class="form-actions"&gt;</text:p>
      <text:p text:style-name="P60"><text:s text:c="10"/>&lt;button type="submit" class="btn"&gt;Log in&lt;/button&gt;</text:p>
      <text:p text:style-name="P60"><text:s text:c="8"/>&lt;/div&gt;</text:p>
      <text:p text:style-name="P60"><text:s text:c="6"/>&lt;/fieldset&gt;</text:p>
      <text:p text:style-name="P60"><text:s text:c="4"/>&lt;/form&gt;</text:p>
      <text:p text:style-name="P60"><text:s text:c="2"/>&lt;/div&gt;</text:p>
      <text:p text:style-name="P60">&lt;/body&gt;</text:p>
      <text:p text:style-name="P60">&lt;/html&gt;</text:p>
      <text:p text:style-name="P65"/>
      <text:p text:style-name="P65">Сделан<text:span text:style-name="T33">о</text:span>! При доступе к приложению вы перенаправляетесь в новое представление входа в систему, предоставляемое Spring MVC, вместо загрузки контекста Vaadin. Это произойдет только после успешного входа в систему. </text:p>
      <text:p text:style-name="P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23</text:page-number><text:s/>/ <text:page-count>2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11:13:31.805000000</meta:creation-date>
    <dc:date>2021-05-31T13:41:55.078000000</dc:date>
    <meta:editing-duration>PT26M52S</meta:editing-duration>
    <meta:editing-cycles>12</meta:editing-cycles>
    <meta:generator>LibreOffice/7.0.3.1$Windows_X86_64 LibreOffice_project/d7547858d014d4cf69878db179d326fc3483e082</meta:generator>
    <meta:document-statistic meta:table-count="0" meta:image-count="0" meta:object-count="0" meta:page-count="23" meta:paragraph-count="759" meta:word-count="5585" meta:character-count="49069" meta:non-whitespace-character-count="41229"/>
  </office:meta>
</office:document-meta>
</file>